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Regular" svg:font-family="Roboto Regular" style:font-family-generic="roman"/>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style>
    <style:style style:name="T4" style:parent-style-name="Fuentedepárrafopredeter." style:family="text">
      <style:text-properties style:font-name="Times New Roman"/>
    </style:style>
    <style:style style:name="P5" style:parent-style-name="Normal" style:family="paragraph">
      <style:text-properties style:font-name="Times New Roman" fo:color="#000000"/>
    </style:style>
    <style:style style:name="P6" style:parent-style-name="Normal" style:family="paragraph">
      <style:text-properties style:font-name="Times New Roman" fo:color="#000000"/>
    </style:style>
    <style:style style:name="P7" style:parent-style-name="Normal" style:family="paragraph">
      <style:text-properties style:font-name="Times New Roman" fo:color="#000000"/>
    </style:style>
    <style:style style:name="T8" style:parent-style-name="Fuentedepárrafopredeter." style:family="text">
      <style:text-properties style:font-name="Times New Roman"/>
    </style:style>
    <style:style style:name="P9" style:parent-style-name="Normal" style:family="paragraph">
      <style:paragraph-properties fo:text-align="center"/>
      <style:text-properties style:font-name="Times New Roman" fo:font-weight="bold" style:font-weight-asian="bold" style:font-weight-complex="bold" fo:color="#000000"/>
    </style:style>
    <style:style style:name="T10" style:parent-style-name="Fuentedepárrafopredeter." style:family="text">
      <style:text-properties style:font-name="Times New Roman"/>
    </style:style>
    <style:style style:name="P11"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2" style:parent-style-name="Normal" style:family="paragraph">
      <style:paragraph-properties fo:text-align="center"/>
      <style:text-properties style:font-name="Times New Roman" fo:font-weight="bold" style:font-weight-asian="bold" style:font-weight-complex="bold" fo:color="#000000" fo:font-size="36pt" style:font-size-asian="36pt" style:font-size-complex="36pt"/>
    </style:style>
    <style:style style:name="P13" style:parent-style-name="Normal" style:family="paragraph">
      <style:paragraph-properties fo:break-before="page"/>
    </style:style>
    <style:style style:name="P14" style:parent-style-name="Normal" style:family="paragraph">
      <style:text-properties style:font-name="Times New Roman"/>
    </style:style>
    <style:style style:name="T15" style:parent-style-name="Fuentedepárrafopredeter." style:family="text">
      <style:text-properties style:font-name="Times New Roman" fo:font-weight="bold" style:font-weight-asian="bold" style:font-weight-complex="bold" fo:color="#000000" fo:font-size="12pt" style:font-size-asian="12pt" style:font-size-complex="12pt"/>
    </style:style>
    <style:style style:name="P16" style:parent-style-name="TDC1" style:family="paragraph">
      <style:paragraph-properties>
        <style:tab-stops>
          <style:tab-stop style:type="right" style:leader-style="dotted" style:leader-text="." style:position="5.8986in"/>
        </style:tab-stops>
      </style:paragraph-properties>
    </style:style>
    <style:style style:name="T17" style:parent-style-name="Hipervínculo" style:family="text">
      <style:text-properties style:font-name="Times New Roman" fo:font-weight="bold" style:font-weight-asian="bold" style:font-weight-complex="bold"/>
    </style:style>
    <style:style style:name="T18" style:parent-style-name="Fuentedepárrafopredeter." style:family="text">
      <style:text-properties style:font-name="Times New Roman" fo:font-weight="bold" style:font-weight-asian="bold" style:font-weight-complex="bold"/>
    </style:style>
    <style:style style:name="P19" style:parent-style-name="TDC2" style:family="paragraph">
      <style:paragraph-properties>
        <style:tab-stops>
          <style:tab-stop style:type="right" style:leader-style="dotted" style:leader-text="." style:position="5.7319in"/>
        </style:tab-stops>
      </style:paragraph-properties>
    </style:style>
    <style:style style:name="T20" style:parent-style-name="Hipervínculo" style:family="text">
      <style:text-properties style:font-name="Times New Roman" fo:font-weight="bold" style:font-weight-asian="bold" style:font-weight-complex="bold"/>
    </style:style>
    <style:style style:name="T21" style:parent-style-name="Fuentedepárrafopredeter." style:family="text">
      <style:text-properties style:font-name="Times New Roman" fo:font-weight="bold" style:font-weight-asian="bold" style:font-weight-complex="bold"/>
    </style:style>
    <style:style style:name="P22" style:parent-style-name="TDC3" style:family="paragraph">
      <style:paragraph-properties>
        <style:tab-stops>
          <style:tab-stop style:type="right" style:leader-style="dotted" style:leader-text="." style:position="5.5652in"/>
        </style:tab-stops>
      </style:paragraph-properties>
    </style:style>
    <style:style style:name="T23" style:parent-style-name="Hipervínculo" style:family="text">
      <style:text-properties style:font-name="Times New Roman" fo:font-weight="bold" style:font-weight-asian="bold" style:font-weight-complex="bold"/>
    </style:style>
    <style:style style:name="T24" style:parent-style-name="Fuentedepárrafopredeter." style:family="text">
      <style:text-properties style:font-name="Times New Roman" fo:font-weight="bold" style:font-weight-asian="bold" style:font-weight-complex="bold"/>
    </style:style>
    <style:style style:name="P25" style:parent-style-name="TDC3" style:family="paragraph">
      <style:paragraph-properties>
        <style:tab-stops>
          <style:tab-stop style:type="right" style:leader-style="dotted" style:leader-text="." style:position="5.5652in"/>
        </style:tab-stops>
      </style:paragraph-properties>
    </style:style>
    <style:style style:name="T26" style:parent-style-name="Hipervínculo" style:family="text">
      <style:text-properties style:font-name="Times New Roman" fo:font-weight="bold" style:font-weight-asian="bold" style:font-weight-complex="bold"/>
    </style:style>
    <style:style style:name="T27" style:parent-style-name="Fuentedepárrafopredeter." style:family="text">
      <style:text-properties style:font-name="Times New Roman" fo:font-weight="bold" style:font-weight-asian="bold" style:font-weight-complex="bold"/>
    </style:style>
    <style:style style:name="P28" style:parent-style-name="TDC3" style:family="paragraph">
      <style:paragraph-properties>
        <style:tab-stops>
          <style:tab-stop style:type="right" style:leader-style="dotted" style:leader-text="." style:position="5.5652in"/>
        </style:tab-stops>
      </style:paragraph-properties>
    </style:style>
    <style:style style:name="T29" style:parent-style-name="Hipervínculo" style:family="text">
      <style:text-properties style:font-name="Times New Roman" fo:font-weight="bold" style:font-weight-asian="bold" style:font-weight-complex="bold"/>
    </style:style>
    <style:style style:name="T30" style:parent-style-name="Fuentedepárrafopredeter." style:family="text">
      <style:text-properties style:font-name="Times New Roman" fo:font-weight="bold" style:font-weight-asian="bold" style:font-weight-complex="bold"/>
    </style:style>
    <style:style style:name="P31" style:parent-style-name="TDC2" style:family="paragraph">
      <style:paragraph-properties>
        <style:tab-stops>
          <style:tab-stop style:type="right" style:leader-style="dotted" style:leader-text="." style:position="5.7319in"/>
        </style:tab-stops>
      </style:paragraph-properties>
    </style:style>
    <style:style style:name="T32" style:parent-style-name="Hipervínculo" style:family="text">
      <style:text-properties style:font-name="Times New Roman" fo:font-weight="bold" style:font-weight-asian="bold" style:font-weight-complex="bold"/>
    </style:style>
    <style:style style:name="T33" style:parent-style-name="Fuentedepárrafopredeter." style:family="text">
      <style:text-properties style:font-name="Times New Roman" fo:font-weight="bold" style:font-weight-asian="bold" style:font-weight-complex="bold"/>
    </style:style>
    <style:style style:name="P34" style:parent-style-name="TDC3" style:family="paragraph">
      <style:paragraph-properties>
        <style:tab-stops>
          <style:tab-stop style:type="right" style:leader-style="dotted" style:leader-text="." style:position="5.5652in"/>
        </style:tab-stops>
      </style:paragraph-properties>
    </style:style>
    <style:style style:name="T35" style:parent-style-name="Hipervínculo" style:family="text">
      <style:text-properties style:font-name="Times New Roman" fo:font-weight="bold" style:font-weight-asian="bold" style:font-weight-complex="bold"/>
    </style:style>
    <style:style style:name="T36" style:parent-style-name="Fuentedepárrafopredeter." style:family="text">
      <style:text-properties style:font-name="Times New Roman" fo:font-weight="bold" style:font-weight-asian="bold" style:font-weight-complex="bold"/>
    </style:style>
    <style:style style:name="P37" style:parent-style-name="TDC3" style:family="paragraph">
      <style:paragraph-properties>
        <style:tab-stops>
          <style:tab-stop style:type="right" style:leader-style="dotted" style:leader-text="." style:position="5.5652in"/>
        </style:tab-stops>
      </style:paragraph-properties>
    </style:style>
    <style:style style:name="T38" style:parent-style-name="Hipervínculo" style:family="text">
      <style:text-properties style:font-name="Times New Roman" fo:font-weight="bold" style:font-weight-asian="bold" style:font-weight-complex="bold"/>
    </style:style>
    <style:style style:name="T39" style:parent-style-name="Fuentedepárrafopredeter." style:family="text">
      <style:text-properties style:font-name="Times New Roman" fo:font-weight="bold" style:font-weight-asian="bold" style:font-weight-complex="bold"/>
    </style:style>
    <style:style style:name="P40" style:parent-style-name="TDC2" style:family="paragraph">
      <style:paragraph-properties>
        <style:tab-stops>
          <style:tab-stop style:type="right" style:leader-style="dotted" style:leader-text="." style:position="5.7319in"/>
        </style:tab-stops>
      </style:paragraph-properties>
    </style:style>
    <style:style style:name="T41" style:parent-style-name="Hipervínculo" style:family="text">
      <style:text-properties style:font-name="Times New Roman" fo:font-weight="bold" style:font-weight-asian="bold" style:font-weight-complex="bold"/>
    </style:style>
    <style:style style:name="T42" style:parent-style-name="Fuentedepárrafopredeter." style:family="text">
      <style:text-properties style:font-name="Times New Roman" fo:font-weight="bold" style:font-weight-asian="bold" style:font-weight-complex="bold"/>
    </style:style>
    <style:style style:name="P43" style:parent-style-name="TDC1" style:family="paragraph">
      <style:paragraph-properties>
        <style:tab-stops>
          <style:tab-stop style:type="right" style:leader-style="dotted" style:leader-text="." style:position="5.8986in"/>
        </style:tab-stops>
      </style:paragraph-properties>
    </style:style>
    <style:style style:name="T44" style:parent-style-name="Hipervínculo" style:family="text">
      <style:text-properties style:font-name="Times New Roman" fo:font-weight="bold" style:font-weight-asian="bold" style:font-weight-complex="bold"/>
    </style:style>
    <style:style style:name="T45" style:parent-style-name="Fuentedepárrafopredeter." style:family="text">
      <style:text-properties style:font-name="Times New Roman" fo:font-weight="bold" style:font-weight-asian="bold" style:font-weight-complex="bold"/>
    </style:style>
    <style:style style:name="P46" style:parent-style-name="TDC3" style:family="paragraph">
      <style:paragraph-properties>
        <style:tab-stops>
          <style:tab-stop style:type="right" style:leader-style="dotted" style:leader-text="." style:position="5.5652in"/>
        </style:tab-stops>
      </style:paragraph-properties>
    </style:style>
    <style:style style:name="T47" style:parent-style-name="Hipervínculo" style:family="text">
      <style:text-properties style:font-name="Times New Roman" fo:font-weight="bold" style:font-weight-asian="bold" style:font-weight-complex="bold"/>
    </style:style>
    <style:style style:name="T48" style:parent-style-name="Fuentedepárrafopredeter." style:family="text">
      <style:text-properties style:font-name="Times New Roman" fo:font-weight="bold" style:font-weight-asian="bold" style:font-weight-complex="bold"/>
    </style:style>
    <style:style style:name="P49" style:parent-style-name="TDC3" style:family="paragraph">
      <style:paragraph-properties>
        <style:tab-stops>
          <style:tab-stop style:type="right" style:leader-style="dotted" style:leader-text="." style:position="5.5652in"/>
        </style:tab-stops>
      </style:paragraph-properties>
    </style:style>
    <style:style style:name="T50" style:parent-style-name="Hipervínculo" style:family="text">
      <style:text-properties style:font-name="Times New Roman" fo:font-weight="bold" style:font-weight-asian="bold" style:font-weight-complex="bold"/>
    </style:style>
    <style:style style:name="T51" style:parent-style-name="Fuentedepárrafopredeter." style:family="text">
      <style:text-properties style:font-name="Times New Roman" fo:font-weight="bold" style:font-weight-asian="bold" style:font-weight-complex="bold"/>
    </style:style>
    <style:style style:name="P52" style:parent-style-name="TDC3" style:family="paragraph">
      <style:paragraph-properties>
        <style:tab-stops>
          <style:tab-stop style:type="right" style:leader-style="dotted" style:leader-text="." style:position="5.5652in"/>
        </style:tab-stops>
      </style:paragraph-properties>
    </style:style>
    <style:style style:name="T53" style:parent-style-name="Hipervínculo" style:family="text">
      <style:text-properties style:font-name="Times New Roman" fo:font-weight="bold" style:font-weight-asian="bold" style:font-weight-complex="bold"/>
    </style:style>
    <style:style style:name="T54" style:parent-style-name="Fuentedepárrafopredeter." style:family="text">
      <style:text-properties style:font-name="Times New Roman" fo:font-weight="bold" style:font-weight-asian="bold" style:font-weight-complex="bold"/>
    </style:style>
    <style:style style:name="P55" style:parent-style-name="TDC3" style:family="paragraph">
      <style:paragraph-properties>
        <style:tab-stops>
          <style:tab-stop style:type="right" style:leader-style="dotted" style:leader-text="." style:position="5.5652in"/>
        </style:tab-stops>
      </style:paragraph-properties>
    </style:style>
    <style:style style:name="T56" style:parent-style-name="Hipervínculo" style:family="text">
      <style:text-properties style:font-name="Times New Roman" fo:font-weight="bold" style:font-weight-asian="bold" style:font-weight-complex="bold"/>
    </style:style>
    <style:style style:name="T57" style:parent-style-name="Fuentedepárrafopredeter." style:family="text">
      <style:text-properties style:font-name="Times New Roman" fo:font-weight="bold" style:font-weight-asian="bold" style:font-weight-complex="bold"/>
    </style:style>
    <style:style style:name="P58" style:parent-style-name="TDC3" style:family="paragraph">
      <style:paragraph-properties>
        <style:tab-stops>
          <style:tab-stop style:type="right" style:leader-style="dotted" style:leader-text="." style:position="5.5652in"/>
        </style:tab-stops>
      </style:paragraph-properties>
    </style:style>
    <style:style style:name="T59" style:parent-style-name="Hipervínculo" style:family="text">
      <style:text-properties style:font-name="Times New Roman" fo:font-weight="bold" style:font-weight-asian="bold" style:font-weight-complex="bold"/>
    </style:style>
    <style:style style:name="T60" style:parent-style-name="Fuentedepárrafopredeter." style:family="text">
      <style:text-properties style:font-name="Times New Roman" fo:font-weight="bold" style:font-weight-asian="bold" style:font-weight-complex="bold"/>
    </style:style>
    <style:style style:name="P61" style:parent-style-name="TDC2" style:family="paragraph">
      <style:paragraph-properties>
        <style:tab-stops>
          <style:tab-stop style:type="right" style:leader-style="dotted" style:leader-text="." style:position="5.7319in"/>
        </style:tab-stops>
      </style:paragraph-properties>
    </style:style>
    <style:style style:name="T62" style:parent-style-name="Hipervínculo" style:family="text">
      <style:text-properties style:font-name="Times New Roman" fo:font-weight="bold" style:font-weight-asian="bold" style:font-weight-complex="bold"/>
    </style:style>
    <style:style style:name="T63" style:parent-style-name="Fuentedepárrafopredeter." style:family="text">
      <style:text-properties style:font-name="Times New Roman" fo:font-weight="bold" style:font-weight-asian="bold" style:font-weight-complex="bold"/>
    </style:style>
    <style:style style:name="P64" style:parent-style-name="Normal" style:family="paragraph">
      <style:text-properties style:font-name="Times New Roman"/>
    </style:style>
    <style:style style:name="P65" style:parent-style-name="Normal" style:family="paragraph">
      <style:text-properties style:font-name="Times New Roman"/>
    </style:style>
    <style:style style:name="P66" style:parent-style-name="Normal" style:family="paragraph">
      <style:text-properties style:font-name="Times New Roman"/>
    </style:style>
    <style:style style:name="P67" style:parent-style-name="Normal" style:family="paragraph">
      <style:text-properties style:font-name="Times New Roman"/>
    </style:style>
    <style:style style:name="P68" style:parent-style-name="Normal" style:family="paragraph">
      <style:text-properties style:font-name="Times New Roman"/>
    </style:style>
    <style:style style:name="P69" style:parent-style-name="Normal" style:family="paragraph">
      <style:text-properties style:font-name="Times New Roman"/>
    </style:style>
    <style:style style:name="P70" style:parent-style-name="Normal" style:family="paragraph">
      <style:text-properties style:font-name="Times New Roman"/>
    </style:style>
    <style:style style:name="P71" style:parent-style-name="Título1" style:master-page-name="MP1" style:family="paragraph">
      <style:paragraph-properties fo:break-before="page" fo:text-align="justify" style:page-number="1"/>
    </style:style>
    <style:style style:name="P72" style:parent-style-name="Normal" style:family="paragraph">
      <style:paragraph-properties fo:text-align="justify"/>
    </style:style>
    <style:style style:name="T73" style:parent-style-name="Fuentedepárrafopredeter." style:family="text">
      <style:text-properties style:font-name="Times New Roman" fo:font-weight="bold" style:font-weight-asian="bold" style:font-weight-complex="bold"/>
    </style:style>
    <style:style style:name="P74" style:parent-style-name="Normal" style:family="paragraph">
      <style:paragraph-properties fo:text-align="justify"/>
      <style:text-properties style:font-name="Times New Roman"/>
    </style:style>
    <style:style style:name="P75" style:parent-style-name="Título2" style:family="paragraph">
      <style:paragraph-properties fo:text-align="justify"/>
    </style:style>
    <style:style style:name="T76" style:parent-style-name="Fuentedepárrafopredeter." style:family="text">
      <style:text-properties style:text-underline-type="none"/>
    </style:style>
    <style:style style:name="P77" style:parent-style-name="Normal" style:family="paragraph">
      <style:paragraph-properties fo:text-align="justify"/>
      <style:text-properties style:font-name="Times New Roman"/>
    </style:style>
    <style:style style:name="P78" style:parent-style-name="Normal" style:family="paragraph">
      <style:paragraph-properties fo:text-align="justify"/>
      <style:text-properties style:font-name="Times New Roman"/>
    </style:style>
    <style:style style:name="P79" style:parent-style-name="Normal" style:family="paragraph">
      <style:paragraph-properties fo:text-align="justify"/>
      <style:text-properties style:font-name="Times New Roman"/>
    </style:style>
    <style:style style:name="P80" style:parent-style-name="Normal" style:family="paragraph">
      <style:paragraph-properties fo:text-align="justify"/>
      <style:text-properties style:font-name="Times New Roman"/>
    </style:style>
    <style:style style:name="P81" style:parent-style-name="Normal" style:family="paragraph">
      <style:paragraph-properties fo:text-align="justify"/>
      <style:text-properties style:font-name="Times New Roman"/>
    </style:style>
    <style:style style:name="P82" style:parent-style-name="Normal" style:family="paragraph">
      <style:paragraph-properties fo:text-align="justify"/>
      <style:text-properties style:font-name="Times New Roman"/>
    </style:style>
    <style:style style:name="P83" style:parent-style-name="Normal" style:family="paragraph">
      <style:paragraph-properties fo:text-align="justify"/>
      <style:text-properties style:font-name="Times New Roman"/>
    </style:style>
    <style:style style:name="P84" style:parent-style-name="Normal" style:family="paragraph">
      <style:paragraph-properties fo:text-align="justify"/>
      <style:text-properties style:font-name="Times New Roman"/>
    </style:style>
    <style:style style:name="P85" style:parent-style-name="Normal" style:family="paragraph">
      <style:paragraph-properties fo:text-align="justify"/>
      <style:text-properties style:font-name="Times New Roman"/>
    </style:style>
    <style:style style:name="P86" style:parent-style-name="Normal" style:family="paragraph">
      <style:paragraph-properties fo:text-align="justify"/>
      <style:text-properties style:font-name="Times New Roman"/>
    </style:style>
    <style:style style:name="P87" style:parent-style-name="Normal" style:family="paragraph">
      <style:text-properties style:font-name="Times New Roman"/>
    </style:style>
    <style:style style:name="P88" style:parent-style-name="Normal" style:family="paragraph">
      <style:paragraph-properties fo:text-align="justify"/>
      <style:text-properties style:font-name="Times New Roman"/>
    </style:style>
    <style:style style:name="P89" style:parent-style-name="Normal" style:family="paragraph">
      <style:paragraph-properties fo:text-align="justify"/>
      <style:text-properties style:font-name="Times New Roman"/>
    </style:style>
    <style:style style:name="P90" style:parent-style-name="Normal" style:family="paragraph">
      <style:paragraph-properties fo:text-align="justify"/>
      <style:text-properties style:font-name="Times New Roman"/>
    </style:style>
    <style:style style:name="P91" style:parent-style-name="Título2" style:family="paragraph">
      <style:paragraph-properties fo:text-align="justify"/>
    </style:style>
    <style:style style:name="T92" style:parent-style-name="Fuentedepárrafopredeter." style:family="text">
      <style:text-properties style:text-underline-type="none"/>
    </style:style>
    <style:style style:name="P93" style:parent-style-name="Normal" style:list-style-name="LFO1" style:family="paragraph">
      <style:paragraph-properties fo:text-align="justify"/>
    </style:style>
    <style:style style:name="T94" style:parent-style-name="Fuentedepárrafopredeter." style:family="text">
      <style:text-properties style:font-name="Times New Roman" fo:font-weight="bold" style:font-weight-asian="bold" style:font-weight-complex="bold"/>
    </style:style>
    <style:style style:name="T95" style:parent-style-name="Fuentedepárrafopredeter." style:family="text">
      <style:text-properties style:font-name="Times New Roman"/>
    </style:style>
    <style:style style:name="P96" style:parent-style-name="Normal" style:list-style-name="LFO2" style:family="paragraph">
      <style:paragraph-properties fo:text-align="justify"/>
    </style:style>
    <style:style style:name="T97" style:parent-style-name="Fuentedepárrafopredeter." style:family="text">
      <style:text-properties style:font-name="Times New Roman" fo:font-weight="bold" style:font-weight-asian="bold" style:font-weight-complex="bold"/>
    </style:style>
    <style:style style:name="T98" style:parent-style-name="Fuentedepárrafopredeter." style:family="text">
      <style:text-properties style:font-name="Times New Roman"/>
    </style:style>
    <style:style style:name="P99" style:parent-style-name="Normal" style:list-style-name="LFO2" style:family="paragraph">
      <style:paragraph-properties fo:text-align="justify"/>
    </style:style>
    <style:style style:name="T100" style:parent-style-name="Fuentedepárrafopredeter." style:family="text">
      <style:text-properties style:font-name="Times New Roman" fo:font-weight="bold" style:font-weight-asian="bold" style:font-weight-complex="bold"/>
    </style:style>
    <style:style style:name="T101" style:parent-style-name="Fuentedepárrafopredeter." style:family="text">
      <style:text-properties style:font-name="Times New Roman"/>
    </style:style>
    <style:style style:name="P102" style:parent-style-name="Normal" style:list-style-name="LFO2" style:family="paragraph">
      <style:paragraph-properties fo:text-align="justify"/>
    </style:style>
    <style:style style:name="T103" style:parent-style-name="Fuentedepárrafopredeter." style:family="text">
      <style:text-properties style:font-name="Times New Roman" fo:font-weight="bold" style:font-weight-asian="bold" style:font-weight-complex="bold"/>
    </style:style>
    <style:style style:name="T104" style:parent-style-name="Fuentedepárrafopredeter." style:family="text">
      <style:text-properties style:font-name="Times New Roman"/>
    </style:style>
    <style:style style:name="T105" style:parent-style-name="Fuentedepárrafopredeter." style:family="text">
      <style:text-properties style:font-name="Times New Roman" fo:font-weight="bold" style:font-weight-asian="bold" style:font-weight-complex="bold"/>
    </style:style>
    <style:style style:name="T106" style:parent-style-name="Fuentedepárrafopredeter." style:family="text">
      <style:text-properties style:font-name="Times New Roman"/>
    </style:style>
    <style:style style:name="P107" style:parent-style-name="Normal" style:list-style-name="LFO2" style:family="paragraph">
      <style:paragraph-properties fo:text-align="justify"/>
    </style:style>
    <style:style style:name="T108" style:parent-style-name="Fuentedepárrafopredeter." style:family="text">
      <style:text-properties style:font-name="Times New Roman" fo:font-weight="bold" style:font-weight-asian="bold" style:font-weight-complex="bold"/>
    </style:style>
    <style:style style:name="T109" style:parent-style-name="Fuentedepárrafopredeter." style:family="text">
      <style:text-properties style:font-name="Times New Roman"/>
    </style:style>
    <style:style style:name="P110" style:parent-style-name="Normal" style:list-style-name="LFO2" style:family="paragraph">
      <style:paragraph-properties fo:text-align="justify"/>
    </style:style>
    <style:style style:name="T111" style:parent-style-name="Fuentedepárrafopredeter." style:family="text">
      <style:text-properties style:font-name="Times New Roman" fo:font-weight="bold" style:font-weight-asian="bold" style:font-weight-complex="bold"/>
    </style:style>
    <style:style style:name="T112" style:parent-style-name="Fuentedepárrafopredeter." style:family="text">
      <style:text-properties style:font-name="Times New Roman"/>
    </style:style>
    <style:style style:name="P113" style:parent-style-name="Normal" style:list-style-name="LFO2" style:family="paragraph">
      <style:paragraph-properties fo:text-align="justify"/>
    </style:style>
    <style:style style:name="T114" style:parent-style-name="Fuentedepárrafopredeter." style:family="text">
      <style:text-properties style:font-name="Times New Roman" fo:font-weight="bold" style:font-weight-asian="bold" style:font-weight-complex="bold"/>
    </style:style>
    <style:style style:name="T115" style:parent-style-name="Fuentedepárrafopredeter." style:family="text">
      <style:text-properties style:font-name="Times New Roman"/>
    </style:style>
    <style:style style:name="P116" style:parent-style-name="Normal" style:family="paragraph">
      <style:paragraph-properties fo:text-align="justify"/>
      <style:text-properties style:font-name="Times New Roman"/>
    </style:style>
    <style:style style:name="P117" style:parent-style-name="Normal" style:family="paragraph">
      <style:paragraph-properties fo:text-align="justify"/>
      <style:text-properties style:font-name="Times New Roman"/>
    </style:style>
    <style:style style:name="P118" style:parent-style-name="Normal" style:family="paragraph">
      <style:paragraph-properties fo:text-align="justify"/>
      <style:text-properties style:font-name="Times New Roman"/>
    </style:style>
    <style:style style:name="P119" style:parent-style-name="Normal" style:family="paragraph">
      <style:paragraph-properties fo:text-align="justify"/>
      <style:text-properties style:font-name="Times New Roman"/>
    </style:style>
    <style:style style:name="P120" style:parent-style-name="Normal" style:family="paragraph">
      <style:paragraph-properties fo:text-align="justify"/>
      <style:text-properties style:font-name="Times New Roman"/>
    </style:style>
    <style:style style:name="P121" style:parent-style-name="Normal" style:family="paragraph">
      <style:paragraph-properties fo:text-align="justify"/>
      <style:text-properties style:font-name="Times New Roman"/>
    </style:style>
    <style:style style:name="P122" style:parent-style-name="Normal" style:family="paragraph">
      <style:paragraph-properties fo:text-align="justify"/>
      <style:text-properties style:font-name="Times New Roman"/>
    </style:style>
    <style:style style:name="P123" style:parent-style-name="Normal" style:family="paragraph">
      <style:paragraph-properties fo:text-align="justify"/>
      <style:text-properties style:font-name="Times New Roman"/>
    </style:style>
    <style:style style:name="T124" style:parent-style-name="Hipervínculo" style:family="text">
      <style:text-properties style:font-name="Times New Roman"/>
    </style:style>
    <style:style style:name="P125" style:parent-style-name="Normal" style:family="paragraph">
      <style:text-properties style:font-name="Times New Roman"/>
    </style:style>
    <style:style style:name="T126" style:parent-style-name="Hipervínculo" style:family="text">
      <style:text-properties style:font-name="Times New Roman"/>
    </style:style>
    <style:style style:name="P127" style:parent-style-name="Normal" style:family="paragraph">
      <style:text-properties style:font-name="Times New Roman"/>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P130" style:parent-style-name="Normal" style:family="paragraph">
      <style:text-properties style:font-name="Times New Roman" fo:font-weight="bold" style:font-weight-asian="bold" style:font-weight-complex="bold"/>
    </style:style>
    <style:style style:name="T131" style:parent-style-name="Hipervínculo" style:family="text">
      <style:text-properties fo:font-weight="normal" style:font-weight-asian="normal" style:font-weight-complex="bold" fo:color="#000000" style:text-underline-type="none"/>
    </style:style>
    <style:style style:name="P132" style:parent-style-name="Normal" style:family="paragraph">
      <style:text-properties style:font-name="Times New Roman" fo:font-weight="bold" style:font-weight-asian="bold" style:font-weight-complex="bold"/>
    </style:style>
    <style:style style:name="TableColumn134" style:family="table-column">
      <style:table-column-properties style:column-width="0.8826in" style:use-optimal-column-width="false"/>
    </style:style>
    <style:style style:name="TableColumn135" style:family="table-column">
      <style:table-column-properties style:column-width="0.9847in" style:use-optimal-column-width="false"/>
    </style:style>
    <style:style style:name="TableColumn136" style:family="table-column">
      <style:table-column-properties style:column-width="0.6986in" style:use-optimal-column-width="false"/>
    </style:style>
    <style:style style:name="TableColumn137" style:family="table-column">
      <style:table-column-properties style:column-width="0.6868in" style:use-optimal-column-width="false"/>
    </style:style>
    <style:style style:name="TableColumn138" style:family="table-column">
      <style:table-column-properties style:column-width="0.9833in" style:use-optimal-column-width="false"/>
    </style:style>
    <style:style style:name="TableColumn139" style:family="table-column">
      <style:table-column-properties style:column-width="0.9763in" style:use-optimal-column-width="false"/>
    </style:style>
    <style:style style:name="TableColumn140" style:family="table-column">
      <style:table-column-properties style:column-width="0.6861in" style:use-optimal-column-width="false"/>
    </style:style>
    <style:style style:name="Table133" style:family="table">
      <style:table-properties style:width="5.8986in" fo:margin-left="0in" table:align="left"/>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style:vertical-align="auto" fo:margin-bottom="0in" fo:line-height="100%"/>
      <style:text-properties style:font-name="Times New Roman"/>
    </style:style>
    <style:style style:name="P144" style:parent-style-name="Normal" style:family="paragraph">
      <style:paragraph-properties style:vertical-align="auto" fo:margin-bottom="0in" fo:line-height="100%"/>
    </style:style>
    <style:style style:name="T145" style:parent-style-name="Fuentedepárrafopredeter." style:family="text">
      <style:text-properties style:font-name="Times New Roman" fo:font-weight="bold" style:font-weight-asian="bold" style:font-weight-complex="bold"/>
    </style:style>
    <style:style style:name="P146" style:parent-style-name="Normal" style:family="paragraph">
      <style:paragraph-properties style:vertical-align="auto" fo:margin-bottom="0in" fo:line-height="100%"/>
      <style:text-properties style:font-name="Times New Roma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style:vertical-align="auto" fo:margin-bottom="0in" fo:line-height="100%"/>
      <style:text-properties style:font-name="Times New Roman" fo:font-weight="bold" style:font-weight-asian="bold" style:font-weight-complex="bold"/>
    </style:style>
    <style:style style:name="P149" style:parent-style-name="Normal" style:family="paragraph">
      <style:paragraph-properties style:vertical-align="auto" fo:margin-bottom="0in" fo:line-height="100%"/>
    </style:style>
    <style:style style:name="T150" style:parent-style-name="Fuentedepárrafopredeter." style:family="text">
      <style:text-properties style:font-name="Times New Roman" fo:font-weight="bold" style:font-weight-asian="bold" style:font-weight-complex="bold"/>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style:vertical-align="auto" fo:margin-bottom="0in" fo:line-height="100%"/>
    </style:style>
    <style:style style:name="T153" style:parent-style-name="Fuentedepárrafopredeter." style:family="text">
      <style:text-properties style:font-name="Times New Roman" fo:font-weight="bold" style:font-weight-asian="bold" style:font-weight-complex="bold"/>
    </style:style>
    <style:style style:name="P154" style:parent-style-name="Normal" style:family="paragraph">
      <style:paragraph-properties style:vertical-align="auto" fo:margin-bottom="0in" fo:line-height="100%"/>
      <style:text-properties style:font-name="Times New Roman"/>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style:vertical-align="auto" fo:margin-bottom="0in" fo:line-height="100%"/>
    </style:style>
    <style:style style:name="T157" style:parent-style-name="Fuentedepárrafopredeter." style:family="text">
      <style:text-properties style:font-name="Times New Roman" fo:font-weight="bold" style:font-weight-asian="bold" style:font-weight-complex="bold"/>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style:vertical-align="auto" fo:margin-bottom="0in" fo:line-height="100%"/>
    </style:style>
    <style:style style:name="T160" style:parent-style-name="Fuentedepárrafopredeter." style:family="text">
      <style:text-properties style:font-name="Times New Roman" fo:font-weight="bold" style:font-weight-asian="bold" style:font-weight-complex="bold"/>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style:vertical-align="auto" fo:margin-bottom="0in" fo:line-height="100%"/>
    </style:style>
    <style:style style:name="T163" style:parent-style-name="Fuentedepárrafopredeter." style:family="text">
      <style:text-properties style:font-name="Times New Roman"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style:vertical-align="auto" fo:margin-bottom="0in" fo:line-height="100%"/>
    </style:style>
    <style:style style:name="T166" style:parent-style-name="Fuentedepárrafopredeter." style:family="text">
      <style:text-properties style:font-name="Times New Roman" fo:font-weight="bold" style:font-weight-asian="bold" style:font-weight-complex="bold"/>
    </style:style>
    <style:style style:name="TableRow167" style:family="table-row">
      <style:table-row-properties style:use-optimal-row-height="false"/>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style:vertical-align="auto" fo:margin-bottom="0in" fo:line-height="100%"/>
    </style:style>
    <style:style style:name="T170" style:parent-style-name="Fuentedepárrafopredeter." style:family="text">
      <style:text-properties style:font-name="Times New Roman" fo:color="#000000" fo:font-size="11pt" style:font-size-asian="11pt" style:font-size-complex="11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style:vertical-align="auto" fo:margin-bottom="0in" fo:line-height="100%"/>
      <style:text-properties style:font-name="Times New Roman" fo:font-size="11pt" style:font-size-asian="11pt" style:font-size-complex="11pt"/>
    </style:style>
    <style:style style:name="P173" style:parent-style-name="Normal" style:family="paragraph">
      <style:paragraph-properties style:vertical-align="auto" fo:margin-bottom="0in" fo:line-height="100%"/>
      <style:text-properties style:font-name="Times New Roman" fo:font-size="11pt" style:font-size-asian="11pt" style:font-size-complex="11pt"/>
    </style:style>
    <style:style style:name="P174" style:parent-style-name="Normal" style:family="paragraph">
      <style:paragraph-properties style:vertical-align="auto" fo:margin-bottom="0in" fo:line-height="100%"/>
      <style:text-properties style:font-name="Times New Roman" fo:font-size="11pt" style:font-size-asian="11pt" style:font-size-complex="11pt"/>
    </style:style>
    <style:style style:name="P175"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style:vertical-align="auto" fo:margin-bottom="0in" fo:line-height="100%"/>
      <style:text-properties style:font-name="Times New Roman" fo:font-size="11pt" style:font-size-asian="11pt" style:font-size-complex="11pt"/>
    </style:style>
    <style:style style:name="TableRow186" style:family="table-row">
      <style:table-row-properties style:use-optimal-row-height="false"/>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style:vertical-align="auto" fo:margin-bottom="0in" fo:line-height="100%"/>
      <style:text-properties style:font-name="Times New Roman" fo:font-size="11pt" style:font-size-asian="11pt" style:font-size-complex="11pt"/>
    </style:style>
    <style:style style:name="P191"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style:vertical-align="auto" fo:margin-bottom="0in" fo:line-height="100%"/>
      <style:text-properties style:font-name="Times New Roman" fo:font-size="11pt" style:font-size-asian="11pt" style:font-size-complex="11pt"/>
    </style:style>
    <style:style style:name="P202" style:parent-style-name="Normal" style:family="paragraph">
      <style:paragraph-properties style:vertical-align="auto" fo:margin-bottom="0in" fo:line-height="100%"/>
      <style:text-properties style:font-name="Times New Roman" fo:font-size="11pt" style:font-size-asian="11pt" style:font-size-complex="11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style:vertical-align="auto" fo:margin-bottom="0in" fo:line-height="100%"/>
      <style:text-properties style:font-name="Times New Roman" fo:font-size="11pt" style:font-size-asian="11pt" style:font-size-complex="11pt"/>
    </style:style>
    <style:style style:name="P208" style:parent-style-name="Normal" style:family="paragraph">
      <style:paragraph-properties style:vertical-align="auto" fo:margin-bottom="0in" fo:line-height="100%"/>
      <style:text-properties style:font-name="Times New Roman" fo:font-size="11pt" style:font-size-asian="11pt" style:font-size-complex="11pt"/>
    </style:style>
    <style:style style:name="P209"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style:vertical-align="auto" fo:margin-bottom="0in" fo:line-height="100%"/>
      <style:text-properties style:font-name="Times New Roman" fo:font-size="11pt" style:font-size-asian="11pt" style:font-size-complex="11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style:vertical-align="auto" fo:margin-bottom="0in" fo:line-height="100%"/>
      <style:text-properties style:font-name="Times New Roman" fo:font-size="11pt" style:font-size-asian="11pt" style:font-size-complex="11pt"/>
    </style:style>
    <style:style style:name="P220" style:parent-style-name="Normal" style:family="paragraph">
      <style:text-properties style:font-name="Times New Roman"/>
    </style:style>
    <style:style style:name="P221" style:parent-style-name="Normal" style:family="paragraph">
      <style:text-properties style:font-name="Times New Roman"/>
    </style:style>
    <style:style style:name="P222" style:parent-style-name="Normal" style:family="paragraph">
      <style:text-properties style:font-name="Times New Roman"/>
    </style:style>
    <style:style style:name="P223" style:parent-style-name="Normal" style:family="paragraph">
      <style:text-properties style:font-name="Times New Roman"/>
    </style:style>
    <style:style style:name="P224" style:parent-style-name="Normal" style:family="paragraph">
      <style:text-properties style:font-name="Times New Roman"/>
    </style:style>
    <style:style style:name="P225" style:parent-style-name="Normal" style:family="paragraph">
      <style:text-properties style:font-name="Times New Roman"/>
    </style:style>
    <style:style style:name="P226" style:parent-style-name="Normal" style:family="paragraph">
      <style:text-properties style:font-name="Times New Roman" fo:font-weight="bold" style:font-weight-asian="bold" style:font-weight-complex="bold"/>
    </style:style>
    <style:style style:name="TableColumn228" style:family="table-column">
      <style:table-column-properties style:column-width="0.7312in"/>
    </style:style>
    <style:style style:name="TableColumn229" style:family="table-column">
      <style:table-column-properties style:column-width="0.8951in"/>
    </style:style>
    <style:style style:name="TableColumn230" style:family="table-column">
      <style:table-column-properties style:column-width="0.7006in"/>
    </style:style>
    <style:style style:name="TableColumn231" style:family="table-column">
      <style:table-column-properties style:column-width="0.7256in"/>
    </style:style>
    <style:style style:name="TableColumn232" style:family="table-column">
      <style:table-column-properties style:column-width="1.1062in"/>
    </style:style>
    <style:style style:name="TableColumn233" style:family="table-column">
      <style:table-column-properties style:column-width="1.0388in"/>
    </style:style>
    <style:style style:name="TableColumn234" style:family="table-column">
      <style:table-column-properties style:column-width="0.7006in"/>
    </style:style>
    <style:style style:name="Table227" style:family="table">
      <style:table-properties style:width="5.8986in" fo:margin-left="0in" table:align="left"/>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vertical-align="auto" fo:margin-bottom="0in" fo:line-height="100%"/>
      <style:text-properties style:font-name="Times New Roman"/>
    </style:style>
    <style:style style:name="P238" style:parent-style-name="Normal" style:family="paragraph">
      <style:paragraph-properties style:vertical-align="auto" fo:margin-bottom="0in" fo:line-height="100%"/>
    </style:style>
    <style:style style:name="T239" style:parent-style-name="Fuentedepárrafopredeter." style:family="text">
      <style:text-properties style:font-name="Times New Roman" fo:font-weight="bold" style:font-weight-asian="bold" style:font-weight-complex="bold"/>
    </style:style>
    <style:style style:name="P240" style:parent-style-name="Normal" style:family="paragraph">
      <style:paragraph-properties style:vertical-align="auto" fo:margin-bottom="0in" fo:line-height="100%"/>
      <style:text-properties style:font-name="Times New Roman"/>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style:vertical-align="auto" fo:margin-bottom="0in" fo:line-height="100%"/>
    </style:style>
    <style:style style:name="T243" style:parent-style-name="Fuentedepárrafopredeter." style:family="text">
      <style:text-properties style:font-name="Times New Roman" fo:font-weight="bold" style:font-weight-asian="bold" style:font-weight-complex="bold"/>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style:vertical-align="auto" fo:margin-bottom="0in" fo:line-height="100%"/>
    </style:style>
    <style:style style:name="T246" style:parent-style-name="Fuentedepárrafopredeter." style:family="text">
      <style:text-properties style:font-name="Times New Roman" fo:font-weight="bold" style:font-weight-asian="bold" style:font-weight-complex="bold"/>
    </style:style>
    <style:style style:name="P247" style:parent-style-name="Normal" style:family="paragraph">
      <style:paragraph-properties style:vertical-align="auto" fo:margin-bottom="0in" fo:line-height="100%"/>
      <style:text-properties style:font-name="Times New Roman"/>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style:vertical-align="auto" fo:margin-bottom="0in" fo:line-height="100%"/>
    </style:style>
    <style:style style:name="T250" style:parent-style-name="Fuentedepárrafopredeter." style:family="text">
      <style:text-properties style:font-name="Times New Roman" fo:font-weight="bold" style:font-weight-asian="bold" style:font-weight-complex="bold"/>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style:vertical-align="auto" fo:margin-bottom="0in" fo:line-height="100%"/>
    </style:style>
    <style:style style:name="T253" style:parent-style-name="Fuentedepárrafopredeter." style:family="text">
      <style:text-properties style:font-name="Times New Roman" fo:font-weight="bold" style:font-weight-asian="bold" style:font-weight-complex="bold"/>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vertical-align="auto" fo:margin-bottom="0in" fo:line-height="100%"/>
    </style:style>
    <style:style style:name="T256" style:parent-style-name="Fuentedepárrafopredeter." style:family="text">
      <style:text-properties style:font-name="Times New Roman" fo:font-weight="bold" style:font-weight-asian="bold" style:font-weight-complex="bold"/>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style:vertical-align="auto" fo:margin-bottom="0in" fo:line-height="100%"/>
    </style:style>
    <style:style style:name="T259" style:parent-style-name="Fuentedepárrafopredeter." style:family="text">
      <style:text-properties style:font-name="Times New Roman" fo:font-weight="bold" style:font-weight-asian="bold" style:font-weight-complex="bold"/>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style:vertical-align="auto" fo:margin-bottom="0in" fo:line-height="100%"/>
    </style:style>
    <style:style style:name="T263" style:parent-style-name="Fuentedepárrafopredeter." style:family="text">
      <style:text-properties style:font-name="Times New Roman" fo:color="#0000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style:vertical-align="auto" fo:margin-bottom="0in" fo:line-height="100%"/>
      <style:text-properties style:font-name="Times New Roman"/>
    </style:style>
    <style:style style:name="P266" style:parent-style-name="Normal" style:family="paragraph">
      <style:paragraph-properties style:vertical-align="auto" fo:margin-bottom="0in" fo:line-height="100%"/>
      <style:text-properties style:font-name="Times New Roman"/>
    </style:style>
    <style:style style:name="P267" style:parent-style-name="Normal" style:family="paragraph">
      <style:paragraph-properties style:vertical-align="auto" fo:margin-bottom="0in" fo:line-height="100%"/>
    </style:style>
    <style:style style:name="T268" style:parent-style-name="Fuentedepárrafopredeter." style:family="text">
      <style:text-properties style:font-name="Times New Roman"/>
    </style:style>
    <style:style style:name="T269" style:parent-style-name="Fuentedepárrafopredeter." style:family="text">
      <style:text-properties style:font-name="Roboto Regular" fo:color="#6D6D6D" fo:letter-spacing="0.0027in" fo:font-size="14.5pt" style:font-size-asian="14.5pt" style:font-size-complex="14.5pt" fo:background-color="#FFFFFF"/>
    </style:style>
    <style:style style:name="T270" style:parent-style-name="Fuentedepárrafopredeter." style:family="text">
      <style:text-properties style:font-name="Times New Roman"/>
    </style:style>
    <style:style style:name="P271" style:parent-style-name="Normal" style:family="paragraph">
      <style:paragraph-properties style:vertical-align="auto" fo:margin-bottom="0in" fo:line-height="100%"/>
      <style:text-properties style:font-name="Times New Roman"/>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style:vertical-align="auto" fo:margin-bottom="0in" fo:line-height="100%"/>
      <style:text-properties style:font-name="Times New Roman"/>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style:vertical-align="auto" fo:margin-bottom="0in" fo:line-height="100%"/>
      <style:text-properties style:font-name="Times New Roman"/>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style:vertical-align="auto" fo:margin-bottom="0in" fo:line-height="100%"/>
      <style:text-properties style:font-name="Times New Roman"/>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vertical-align="auto" fo:margin-bottom="0in" fo:line-height="100%"/>
      <style:text-properties style:font-name="Times New Roman"/>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style:vertical-align="auto" fo:margin-bottom="0in" fo:line-height="100%"/>
      <style:text-properties style:font-name="Times New Roman"/>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style:vertical-align="auto" fo:margin-bottom="0in" fo:line-height="100%"/>
    </style:style>
    <style:style style:name="T285" style:parent-style-name="Fuentedepárrafopredeter." style:family="text">
      <style:text-properties style:font-name="Times New Roman"/>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vertical-align="auto" fo:margin-bottom="0in" fo:line-height="100%"/>
    </style:style>
    <style:style style:name="T288" style:parent-style-name="Fuentedepárrafopredeter." style:family="text">
      <style:text-properties style:font-name="Times New Roman"/>
    </style:style>
    <style:style style:name="T289" style:parent-style-name="Fuentedepárrafopredeter." style:family="text">
      <style:text-properties style:font-name="Arial" style:font-name-complex="Arial" fo:color="#202122" fo:background-color="#FFFFFF"/>
    </style:style>
    <style:style style:name="T290" style:parent-style-name="Fuentedepárrafopredeter." style:family="text">
      <style:text-properties style:font-name="Times New Roman"/>
    </style:style>
    <style:style style:name="P291" style:parent-style-name="Normal" style:family="paragraph">
      <style:paragraph-properties style:vertical-align="auto" fo:margin-bottom="0in" fo:line-height="100%"/>
      <style:text-properties style:font-name="Times New Roman"/>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style:vertical-align="auto" fo:margin-bottom="0in" fo:line-height="100%"/>
      <style:text-properties style:font-name="Times New Roman"/>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style:vertical-align="auto" fo:margin-bottom="0in" fo:line-height="100%"/>
      <style:text-properties style:font-name="Times New Roman"/>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fo:margin-bottom="0in" fo:line-height="100%"/>
      <style:text-properties style:font-name="Times New Roman"/>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style:vertical-align="auto" fo:margin-bottom="0in" fo:line-height="100%"/>
      <style:text-properties style:font-name="Times New Roman"/>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style:vertical-align="auto" fo:margin-bottom="0in" fo:line-height="100%"/>
      <style:text-properties style:font-name="Times New Roman"/>
    </style:style>
    <style:style style:name="P302" style:parent-style-name="Normal" style:family="paragraph">
      <style:text-properties style:font-name="Times New Roman"/>
    </style:style>
    <style:style style:name="P303" style:parent-style-name="Normal" style:family="paragraph">
      <style:text-properties style:font-name="Times New Roman"/>
    </style:style>
    <style:style style:name="P304" style:parent-style-name="Normal" style:family="paragraph">
      <style:text-properties style:font-name="Times New Roman"/>
    </style:style>
    <style:style style:name="P305" style:parent-style-name="Normal" style:family="paragraph">
      <style:text-properties style:font-name="Times New Roman"/>
    </style:style>
    <style:style style:name="P306" style:parent-style-name="Normal" style:family="paragraph">
      <style:text-properties style:font-name="Times New Roman"/>
    </style:style>
    <style:style style:name="T307" style:parent-style-name="Hipervínculo" style:family="text">
      <style:text-properties style:font-name="Times New Roman"/>
    </style:style>
    <style:style style:name="T308" style:parent-style-name="Hipervínculo" style:family="text">
      <style:text-properties style:font-name="Times New Roman"/>
    </style:style>
    <style:style style:name="T309" style:parent-style-name="Hipervínculo" style:family="text">
      <style:text-properties style:font-name="Times New Roman"/>
    </style:style>
    <style:style style:name="T310" style:parent-style-name="Fuentedepárrafopredeter." style:family="text">
      <style:text-properties style:font-name="Times New Roman"/>
    </style:style>
    <style:style style:name="T311" style:parent-style-name="Hipervínculo" style:family="text">
      <style:text-properties style:font-name="Times New Roman"/>
    </style:style>
    <style:style style:name="T312" style:parent-style-name="Hipervínculo" style:family="text">
      <style:text-properties style:font-name="Times New Roman"/>
    </style:style>
    <style:style style:name="T313" style:parent-style-name="Hipervínculo" style:family="text">
      <style:text-properties style:font-name="Times New Roman"/>
    </style:style>
    <style:style style:name="T314" style:parent-style-name="Hipervínculo" style:family="text">
      <style:text-properties style:font-name="Times New Roman"/>
    </style:style>
    <style:style style:name="T315" style:parent-style-name="Hipervínculo" style:family="text">
      <style:text-properties style:font-name="Times New Roman"/>
    </style:style>
    <style:style style:name="T316" style:parent-style-name="Hipervínculo" style:family="text">
      <style:text-properties style:font-name="Times New Roman"/>
    </style:style>
    <style:style style:name="T317" style:parent-style-name="Hipervínculo" style:family="text">
      <style:text-properties style:font-name="Times New Roman"/>
    </style:style>
    <style:style style:name="T318" style:parent-style-name="Fuentedepárrafopredeter." style:family="text">
      <style:text-properties style:font-name="Times New Roman"/>
    </style:style>
    <style:style style:name="T319" style:parent-style-name="Fuentedepárrafopredeter." style:family="text">
      <style:text-properties style:font-name="Times New Roman" fo:font-weight="bold" style:font-weight-asian="bold" style:font-weight-complex="bold"/>
    </style:style>
    <style:style style:name="T320" style:parent-style-name="Fuentedepárrafopredeter." style:family="text">
      <style:text-properties style:font-name="Times New Roman"/>
    </style:style>
    <style:style style:name="P321" style:parent-style-name="Normal" style:family="paragraph">
      <style:text-properties style:font-name="Times New Roman"/>
    </style:style>
    <style:style style:name="P322" style:parent-style-name="Normal" style:family="paragraph">
      <style:text-properties style:font-name="Times New Roman"/>
    </style:style>
    <style:style style:name="P323" style:parent-style-name="Normal" style:family="paragraph">
      <style:text-properties style:font-name="Times New Roman"/>
    </style:style>
    <style:style style:name="P324" style:parent-style-name="Normal" style:family="paragraph">
      <style:text-properties style:font-name="Times New Roman"/>
    </style:style>
    <style:style style:name="P325" style:parent-style-name="Normal" style:family="paragraph">
      <style:text-properties style:font-name="Times New Roman"/>
    </style:style>
    <style:style style:name="T326" style:parent-style-name="Fuentedepárrafopredeter." style:family="text">
      <style:text-properties style:font-name="Times New Roman"/>
    </style:style>
    <style:style style:name="T327" style:parent-style-name="Fuentedepárrafopredeter." style:family="text">
      <style:text-properties style:font-name="Times New Roman" fo:font-weight="bold" style:font-weight-asian="bold" style:font-weight-complex="bold"/>
    </style:style>
    <style:style style:name="T328" style:parent-style-name="Fuentedepárrafopredeter." style:family="text">
      <style:text-properties style:font-name="Times New Roman"/>
    </style:style>
    <style:style style:name="T329" style:parent-style-name="Fuentedepárrafopredeter." style:family="text">
      <style:text-properties style:font-name="Times New Roman"/>
    </style:style>
    <style:style style:name="T330" style:parent-style-name="Fuentedepárrafopredeter." style:family="text">
      <style:text-properties style:font-name="Times New Roman" fo:font-weight="bold" style:font-weight-asian="bold" style:font-weight-complex="bold"/>
    </style:style>
    <style:style style:name="T331" style:parent-style-name="Fuentedepárrafopredeter." style:family="text">
      <style:text-properties style:font-name="Times New Roman"/>
    </style:style>
    <style:style style:name="P332" style:parent-style-name="Normal" style:family="paragraph">
      <style:text-properties style:font-name="Times New Roman"/>
    </style:style>
    <style:style style:name="T333" style:parent-style-name="Fuentedepárrafopredeter." style:family="text">
      <style:text-properties style:font-name="Times New Roman"/>
    </style:style>
    <style:style style:name="T334" style:parent-style-name="Fuentedepárrafopredeter." style:family="text">
      <style:text-properties style:font-name="Times New Roman" fo:font-weight="bold" style:font-weight-asian="bold" style:font-weight-complex="bold"/>
    </style:style>
    <style:style style:name="T335" style:parent-style-name="Fuentedepárrafopredeter." style:family="text">
      <style:text-properties style:font-name="Times New Roman"/>
    </style:style>
    <style:style style:name="T336" style:parent-style-name="Fuentedepárrafopredeter." style:family="text">
      <style:text-properties style:font-name="Times New Roman"/>
    </style:style>
    <style:style style:name="T337" style:parent-style-name="Fuentedepárrafopredeter." style:family="text">
      <style:text-properties style:font-name="Times New Roman" fo:font-weight="bold" style:font-weight-asian="bold" style:font-weight-complex="bold"/>
    </style:style>
    <style:style style:name="T338" style:parent-style-name="Fuentedepárrafopredeter." style:family="text">
      <style:text-properties style:font-name="Times New Roman"/>
    </style:style>
    <style:style style:name="P339" style:parent-style-name="Normal" style:family="paragraph">
      <style:text-properties style:font-name="Times New Roman"/>
    </style:style>
    <style:style style:name="T340" style:parent-style-name="Fuentedepárrafopredeter." style:family="text">
      <style:text-properties style:font-name="Times New Roman"/>
    </style:style>
    <style:style style:name="T341" style:parent-style-name="Fuentedepárrafopredeter." style:family="text">
      <style:text-properties style:font-name="Times New Roman" fo:font-weight="bold" style:font-weight-asian="bold" style:font-weight-complex="bold"/>
    </style:style>
    <style:style style:name="T342" style:parent-style-name="Fuentedepárrafopredeter." style:family="text">
      <style:text-properties style:font-name="Times New Roman"/>
    </style:style>
    <style:style style:name="P343" style:parent-style-name="Normal" style:family="paragraph">
      <style:text-properties style:font-name="Times New Roman"/>
    </style:style>
    <style:style style:name="P344" style:parent-style-name="Normal" style:family="paragraph">
      <style:text-properties style:font-name="Times New Roman"/>
    </style:style>
    <style:style style:name="P345" style:parent-style-name="Normal" style:family="paragraph">
      <style:text-properties style:font-name="Times New Roman"/>
    </style:style>
    <style:style style:name="T346" style:parent-style-name="Fuentedepárrafopredeter." style:family="text">
      <style:text-properties style:font-name="Times New Roman"/>
    </style:style>
    <style:style style:name="T347" style:parent-style-name="Fuentedepárrafopredeter." style:family="text">
      <style:text-properties style:font-name="Times New Roman" fo:font-weight="bold" style:font-weight-asian="bold" style:font-weight-complex="bold"/>
    </style:style>
    <style:style style:name="T348" style:parent-style-name="Fuentedepárrafopredeter." style:family="text">
      <style:text-properties style:font-name="Times New Roman"/>
    </style:style>
    <style:style style:name="P349" style:parent-style-name="Normal" style:family="paragraph">
      <style:text-properties style:font-name="Times New Roman"/>
    </style:style>
    <style:style style:family="graphic" style:name="a6">
      <style:graphic-properties draw:fill="bitmap" draw:fill-image-name="a5" style:repeat="stretch" draw:opacity="100%" draw:stroke="none"/>
    </style:style>
    <style:style style:family="graphic" style:name="a7">
      <style:graphic-properties style:wrap="run-through" style:run-through="foreground" style:horizontal-rel="page" style:vertical-rel="page"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draw:fill="solid" draw:fill-color="#4472c4" draw:opacity="100%" draw:stroke="none"/>
    </style:style>
  </office:automatic-styles>
  <office:body>
    <office:text text:use-soft-page-breaks="true">
      <text:p text:style-name="P1"><draw:g draw:z-index="251662336" draw:name="Grupo 157" draw:id="id7" draw:style-name="a7" text:anchor-type="paragraph"><svg:title/><svg:desc/><draw:custom-shape svg:x="0.24375in" svg:y="0.26875in" svg:width="7.77917in" svg:height="1.31287in" draw:id="id5" draw:style-name="a4"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6" draw:style-name="a6" draw:name="Rectángulo 151"><svg:title/><svg:desc/><draw:enhanced-geometry draw:type="non-primitive" svg:viewBox="0 0 21600 21600" draw:enhanced-path="M 0 0 L 21600 0 21600 21600 0 21600 Z N"/></draw:custom-shape></draw:g></text:p>
      <text:p text:style-name="Normal"><text:span text:style-name="T4"><draw:custom-shape svg:x="2.98149in" svg:y="7.65753in" svg:width="4.96389in" svg:height="2.06875in" draw:z-index="251665408" draw:id="id8" draw:style-name="a8" draw:name="Rectángulo 4" text:anchor-type="paragraph"><svg:title/><svg:desc/><text:p text:style-name="P5">Nombre y Apellidos: Cristina Sandoval Laborde</text:p><text:p text:style-name="P6">Curso: 2º CFGS DAM</text:p><text:p text:style-name="P7">Asignatura: Sistemas de gestión empresarial</text:p><draw:enhanced-geometry draw:type="non-primitive" svg:viewBox="0 0 21600 21600" draw:enhanced-path="M 0 0 L 21600 0 21600 21600 0 21600 Z N"/></draw:custom-shape></text:span><text:span text:style-name="T8"><draw:custom-shape svg:x="5.12108in" svg:y="0.32061in" svg:width="1.63889in" svg:height="0.70903in" draw:z-index="251664384" draw:id="id9" draw:style-name="a9" draw:name="Rectángulo 3" text:anchor-type="paragraph"><svg:title/><svg:desc/><text:p text:style-name="P9">26/09/2025</text:p><draw:enhanced-geometry draw:type="non-primitive" svg:viewBox="0 0 21600 21600" draw:enhanced-path="M 0 0 L 21600 0 21600 21600 0 21600 Z N"/></draw:custom-shape></text:span><text:span text:style-name="T10"><draw:custom-shape svg:x="0.48154in" svg:y="1.30898in" svg:width="5.40625in" svg:height="2.91806in" draw:z-index="251663360" draw:id="id10" draw:style-name="a10" draw:name="Rectángulo 2" text:anchor-type="paragraph"><svg:title/><svg:desc/><text:p text:style-name="P11">Porfolio</text:p><text:p text:style-name="P12">Tema 1</text:p><draw:enhanced-geometry draw:type="non-primitive" svg:viewBox="0 0 21600 21600" draw:enhanced-path="M 0 0 L 21600 0 21600 21600 0 21600 Z N"/></draw:custom-shape></text:span></text:p>
      <text:p text:style-name="P13"/>
      <text:p text:style-name="P14"/>
      <text:p text:style-name="TítuloTDC"><text:span text:style-name="T15">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16"><text:a xlink:href="#_Toc209783233" office:target-frame-name="_top" xlink:show="replace"><text:span text:style-name="T17">Actividad propuesta 1</text:span><text:span text:style-name="T18"><text:tab/>1</text:span></text:a></text:p>
          <text:p text:style-name="P19"><text:a xlink:href="#_Toc209783234" office:target-frame-name="_top" xlink:show="replace"><text:span text:style-name="T20">Macroentorno (Darío Bonilla y Cristina Sandoval)</text:span><text:span text:style-name="T21"><text:tab/>1</text:span></text:a></text:p>
          <text:p text:style-name="P22"><text:a xlink:href="#_Toc209783235" office:target-frame-name="_top" xlink:show="replace"><text:span text:style-name="T23">1.Demográfico</text:span><text:span text:style-name="T24"><text:tab/>1</text:span></text:a></text:p>
          <text:p text:style-name="P25"><text:a xlink:href="#_Toc209783236" office:target-frame-name="_top" xlink:show="replace"><text:span text:style-name="T26">2.Económico</text:span><text:span text:style-name="T27"><text:tab/>1</text:span></text:a></text:p>
          <text:p text:style-name="P28"><text:a xlink:href="#_Toc209783237" office:target-frame-name="_top" xlink:show="replace"><text:span text:style-name="T29">3.Socioculturales</text:span><text:span text:style-name="T30"><text:tab/>2</text:span></text:a></text:p>
          <text:p text:style-name="P31"><text:a xlink:href="#_Toc209783238" office:target-frame-name="_top" xlink:show="replace"><text:span text:style-name="T32">Microentorno (Daniel García)</text:span><text:span text:style-name="T33"><text:tab/>2</text:span></text:a></text:p>
          <text:p text:style-name="P34"><text:a xlink:href="#_Toc209783239" office:target-frame-name="_top" xlink:show="replace"><text:span text:style-name="T35">1.Proveedores</text:span><text:span text:style-name="T36"><text:tab/>2</text:span></text:a></text:p>
          <text:p text:style-name="P37"><text:a xlink:href="#_Toc209783240" office:target-frame-name="_top" xlink:show="replace"><text:span text:style-name="T38">2.Competidores cercanos</text:span><text:span text:style-name="T39"><text:tab/>3</text:span></text:a></text:p>
          <text:p text:style-name="P40"><text:a xlink:href="#_Toc209783241" office:target-frame-name="_top" xlink:show="replace"><text:span text:style-name="T41">Webgrafía</text:span><text:span text:style-name="T42"><text:tab/>3</text:span></text:a></text:p>
          <text:p text:style-name="P43"><text:a xlink:href="#_Toc209783242" office:target-frame-name="_top" xlink:show="replace"><text:span text:style-name="T44">Actividad propuesta 2</text:span><text:span text:style-name="T45"><text:tab/>4</text:span></text:a></text:p>
          <text:p text:style-name="P46"><text:a xlink:href="#_Toc209783243" office:target-frame-name="_top" xlink:show="replace"><text:span text:style-name="T47">1.Accede a la lista de ERP y CRM.</text:span><text:span text:style-name="T48"><text:tab/>4</text:span></text:a></text:p>
          <text:p text:style-name="P49"><text:a xlink:href="#_Toc209783244" office:target-frame-name="_top" xlink:show="replace"><text:span text:style-name="T50">2.Selecciona tres ERP y dos CRM que cumplan las condiciones anteriores.</text:span><text:span text:style-name="T51"><text:tab/>4</text:span></text:a></text:p>
          <text:p text:style-name="P52"><text:a xlink:href="#_Toc209783245" office:target-frame-name="_top" xlink:show="replace"><text:span text:style-name="T53">3.Para cada uno, elabora una ficha y completa la siguiente tabla con la información de cada uno:</text:span><text:span text:style-name="T54"><text:tab/>4</text:span></text:a></text:p>
          <text:p text:style-name="P55"><text:a xlink:href="#_Toc209783246" office:target-frame-name="_top" xlink:show="replace"><text:span text:style-name="T56">5.Elige cuál implantarías en tu empresa ficticia y redacta una conclusión justificando tu elección.</text:span><text:span text:style-name="T57"><text:tab/>5</text:span></text:a></text:p>
          <text:p text:style-name="P58"><text:a xlink:href="#_Toc209783247" office:target-frame-name="_top" xlink:show="replace"><text:span text:style-name="T59">6.Reflexiona brevemente: ¿qué impacto tendría en tu puesto de trabajo usar ese software? Piensa en tus conocimientos técnicos y en cómo tendrías que aprender a usarlo.</text:span><text:span text:style-name="T60"><text:tab/>5</text:span></text:a></text:p>
          <text:p text:style-name="P61"><text:a xlink:href="#_Toc209783248" office:target-frame-name="_top" xlink:show="replace"><text:span text:style-name="T62">Webgrafía</text:span><text:span text:style-name="T63"><text:tab/>6</text:span></text:a></text:p>
        </text:index-body>
      </text:table-of-content>
      <text:p text:style-name="Normal"/>
      <text:p text:style-name="P64"/>
      <text:p text:style-name="P65"/>
      <text:p text:style-name="P66"/>
      <text:p text:style-name="P67"/>
      <text:p text:style-name="P68"/>
      <text:p text:style-name="P69"/>
      <text:p text:style-name="P70"/>
      <text:h text:style-name="P71" text:outline-level="1"><text:bookmark-start text:name="_Toc209529984"/><text:bookmark-start text:name="_Toc209696350"/><text:bookmark-start text:name="_Toc209783233"/><text:soft-page-break/>Actividad propuesta 1<text:bookmark-end text:name="_Toc209529984"/><text:bookmark-end text:name="_Toc209696350"/><text:bookmark-end text:name="_Toc209783233"/></text:h>
      <text:p text:style-name="P72"><text:span text:style-name="T73">Creando una empresa</text:span></text:p>
      <text:p text:style-name="P74">Vais a abrir una cafetería cerca de tu casa. Antes de lanzarte, tienes que pensar qué factores externos pueden afectar a tu negocio.</text:p>
      <text:h text:style-name="P75" text:outline-level="2"><text:bookmark-start text:name="_Toc209529985"/><text:bookmark-start text:name="_Toc209696351"/><text:bookmark-start text:name="_Toc209783234"/>Macroentorno<text:s/><text:span text:style-name="T76">(Darío Bonilla y Cristina Sandoval)</text:span><text:bookmark-end text:name="_Toc209529985"/><text:bookmark-end text:name="_Toc209696351"/><text:bookmark-end text:name="_Toc209783234"/></text:h>
      <text:h text:style-name="Título3" text:outline-level="3"><text:bookmark-start text:name="_Toc209529986"/><text:bookmark-start text:name="_Toc209696352"/><text:bookmark-start text:name="_Toc209783235"/>1.Demográfico<text:bookmark-end text:name="_Toc209529986"/><text:bookmark-end text:name="_Toc209696352"/><text:bookmark-end text:name="_Toc209783235"/></text:h>
      <text:p text:style-name="P77">La composición demográfica de la zona en la que se ubique la cafetería influye directamente en el tipo de clientela potencial, los productos más demandados y la viabilidad del negocio. Por ello, es fundamental realizar un estudio previo de la población que rodea la ubicación o ubicaciones candidatas antes de abrir el establecimiento.</text:p>
      <text:p text:style-name="P78">Uno de los principales factores a analizar es el tamaño y crecimiento de la población. Una zona con un número alto de habitantes y un crecimiento sostenido ofrece mayores oportunidades de captar clientes, especialmente si se trata de un área con tránsito constante en horarios clave como las mañanas, las tardes de merienda o los fines de semana.</text:p>
      <text:p text:style-name="P79">También es relevante conocer la estructura por edades. La edad media de la población, así como la proporción de jóvenes, adultos y personas mayores, puede orientar la oferta de productos y el estilo del local. Por ejemplo, en zonas con mayoría de jóvenes o estudiantes, puede ser más efectivo ofrecer precios accesibles y conexión WiFi gratuita entre otras cosas.</text:p>
      <text:p text:style-name="P80"><text:s/>En cambio, si la población es mayor, puede resultar más adecuado un entorno tranquilo, con productos tradicionales y un servicio más personalizado.</text:p>
      <text:p text:style-name="P81">La existencia de núcleos de interés cercanos, como oficinas, centros educativos, gimnasios o zonas turísticas, también impacta directamente en la demanda. Este tipo de entornos atrae distintos perfiles de consumidores a lo largo del día y permite adaptar los horarios, promociones y productos según el público predominante.</text:p>
      <text:h text:style-name="Título3" text:outline-level="3"/>
      <text:h text:style-name="Título3" text:outline-level="3"><text:bookmark-start text:name="_Toc209529987"/><text:bookmark-start text:name="_Toc209696353"/><text:bookmark-start text:name="_Toc209783236"/>2.Económico<text:bookmark-end text:name="_Toc209529987"/><text:bookmark-end text:name="_Toc209696353"/><text:bookmark-end text:name="_Toc209783236"/></text:h>
      <text:p text:style-name="P82">La situación económica de la población donde se ubique la cafetería afecta directamente al nivel de consumo. En zonas con una renta per cápita baja o en riesgo de pobreza, el gasto en productos como el café, postres o bebidas especiales puede verse reducido, ya que estos no se consideran bienes de primera necesidad. En estos casos, las personas priorizan cubrir necesidades básicas como alimentación, vivienda y transporte.</text:p>
      <text:p text:style-name="P83"/>
      <text:p text:style-name="P84">Por tanto, es fundamental realizar un estudio socioeconómico del área donde se pretende establecer la cafetería. Analizar datos como el nivel de ingresos, tasa de empleo, gasto<text:s/><text:soft-page-break/>medio en ocio y hábitos de consumo permitirá determinar si la ubicación es adecuada y si el negocio puede resultar rentable.</text:p>
      <text:p text:style-name="P85"/>
      <text:p text:style-name="P86">Además, es importante tener en cuenta el impacto de factores económicos más amplios como la inflación, que afecta al poder adquisitivo de los consumidores y también a los costos de operación del negocio. Un aumento en los precios de materias primas como el café, la leche o el azúcar, puede obligar a subir los precios al cliente final, lo cual podría reducir la demanda si no se gestiona adecuadamente, de hecho, el precio del desayuno básico o tradicional (café, leche, azúcar y tostada con aceite) se ha encarecido en el último año un 8% por el café.</text:p>
      <text:h text:style-name="Título3" text:outline-level="3"/>
      <text:p text:style-name="P87">La situación del empleo también es un indicador clave a observar. En un contexto económico favorable, con empleo estable y crecimiento en el poder adquisitivo, la cafetería tendría un mejor desempeño.</text:p>
      <text:h text:style-name="Título3" text:outline-level="3"><text:bookmark-start text:name="_Toc209529988"/><text:bookmark-start text:name="_Toc209696354"/><text:bookmark-start text:name="_Toc209783237"/>3.Socioculturales<text:bookmark-end text:name="_Toc209529988"/><text:bookmark-end text:name="_Toc209696354"/><text:bookmark-end text:name="_Toc209783237"/></text:h>
      <text:p text:style-name="P88">Los valores, creencias y tendencias sociales tienen un papel fundamental en el comportamiento de los consumidores, y por tanto, en el diseño de la oferta de una cafetería. En los últimos años, se ha producido un cambio significativo en el estilo de vida de las personas, cada vez más orientado hacia el bienestar, la salud y la sostenibilidad.</text:p>
      <text:p text:style-name="P89">Este cambio se refleja en una creciente demanda de productos saludables, menos procesados y con bajo contenido en azúcares, grasas saturadas o aditivos artificiales. Por ello, es importante que las cafeterías se adapten a estas nuevas preferencias, incorporando opciones como zumos naturales, café orgánico, leche vegetal (soja, avena, almendra), repostería sin azúcar o con ingredientes integrales, así como snacks bajos en calorías.</text:p>
      <text:p text:style-name="P90"/>
      <text:h text:style-name="P91" text:outline-level="2"><text:bookmark-start text:name="_Toc209529989"/><text:bookmark-start text:name="_Toc209696355"/><text:bookmark-start text:name="_Toc209783238"/>Microentorno<text:s/><text:span text:style-name="T92">(Daniel García)</text:span><text:bookmark-end text:name="_Toc209529989"/><text:bookmark-end text:name="_Toc209696355"/><text:bookmark-end text:name="_Toc209783238"/></text:h>
      <text:h text:style-name="Título3" text:outline-level="3"><text:bookmark-start text:name="_Toc209529990"/><text:bookmark-start text:name="_Toc209696356"/><text:bookmark-start text:name="_Toc209783239"/>1.Proveedores<text:bookmark-end text:name="_Toc209529990"/><text:bookmark-end text:name="_Toc209696356"/><text:bookmark-end text:name="_Toc209783239"/></text:h>
      <text:list text:style-name="LFO1" text:continue-numbering="true">
        <text:list-item>
          <text:p text:style-name="P93"><text:span text:style-name="T94">Proveedores de alimentos para restaurantes: </text:span><text:span text:style-name="T95">Los proveedores de una cafetería son esenciales. Desde los ingredientes de las elaboraciones, hasta el pan, pasando por los productos para servir como aperitivos.</text:span></text:p>
        </text:list-item>
      </text:list>
      <text:list text:style-name="LFO2" text:continue-numbering="true">
        <text:list-item>
          <text:p text:style-name="P96"><text:span text:style-name="T97">Proveedor de café:</text:span><text:span text:style-name="T98"> para elegir el café, tendremos en cuenta el origen de los granos de café, miraremos su frescura y opciones de tueste.</text:span></text:p>
        </text:list-item>
        <text:list-item>
          <text:p text:style-name="P99"><text:span text:style-name="T100">Proveedores de bebidas para restaurantes: </text:span><text:span text:style-name="T101">Para tener todo tipo de bebidas, como diferentes zumos, agua, lácteos, refrescos y bebidas alcohólicas.</text:span></text:p>
        </text:list-item>
        <text:list-item>
          <text:p text:style-name="P102"><text:span text:style-name="T103">Proveedores de equipamiento: </text:span><text:span text:style-name="T104">para los diferentes </text:span><text:span text:style-name="T105">utensilios, </text:span><text:span text:style-name="T106">como tazas de café, cuchillos, sartenes, bandejas, etc.</text:span></text:p>
        </text:list-item>
        <text:list-item>
          <text:p text:style-name="P107"><text:span text:style-name="T108">Proveedores de electrodomésticos: </text:span><text:span text:style-name="T109">para suministrar todo tipo de electrodomésticos esenciales para una cafetería como el lavavajillas, hornos, frigorífico, freidora, microondas, cafeteras, etc.</text:span></text:p>
        </text:list-item>
        <text:list-item>
          <text:p text:style-name="P110"><text:span text:style-name="T111">Proveedores de agua, luz y gas: </text:span><text:span text:style-name="T112">tendríamos proveedores de agua como Aquaservice para las máquinas de agua, otro para la luz como Endesa y para el gas naturgy.</text:span></text:p>
        </text:list-item>
        <text:list-item>
          <text:p text:style-name="P113"><text:span text:style-name="T114">Proveedor de fibra óptica: </text:span><text:span text:style-name="T115">es importante tener un proveedor de internet para atraer a más clientes.</text:span></text:p>
        </text:list-item>
      </text:list>
      <text:h text:style-name="Título3" text:outline-level="3"><text:bookmark-start text:name="_Toc209529991"/><text:bookmark-start text:name="_Toc209696357"/><text:bookmark-start text:name="_Toc209783240"/>2.Competidores cercanos<text:bookmark-end text:name="_Toc209529991"/><text:bookmark-end text:name="_Toc209696357"/><text:bookmark-end text:name="_Toc209783240"/></text:h>
      <text:p text:style-name="P116">Los posibles competidores serán las cafeterías cercanas, para diferenciarnos de nuestros posibles competidores tendremos en cuenta los siguientes factores:</text:p>
      <text:p text:style-name="P117">1.       Ofrecer productos de calidad</text:p>
      <text:p text:style-name="P118">a.      Por ejemplo, servir productos artesanales.</text:p>
      <text:p text:style-name="P119">2.      Precios</text:p>
      <text:p text:style-name="P120">a.      Determinar precio según la competencia, no hay que ponerlos ni muy bajo ni muy altos.</text:p>
      <text:p text:style-name="P121">3.       Ofrecer servicios de conexión a internet</text:p>
      <text:p text:style-name="P122">4.      Cuidar el ambiente</text:p>
      <text:p text:style-name="P123">5.      Ofrecer un servicio de calidad</text:p>
      <text:h text:style-name="Título2" text:outline-level="2"/>
      <text:h text:style-name="Título2" text:outline-level="2"><text:bookmark-start text:name="_Toc209783241"/>Webgrafía<text:bookmark-end text:name="_Toc209783241"/></text:h>
      <text:p text:style-name="Normal"/>
      <text:p text:style-name="Normal"><text:a xlink:href="https://www.heraldo.es/noticias/economia/2025/04/01/espanoles-reducen-visita-bares-inflacion-estudio-1812295.html" office:target-frame-name="_top" xlink:show="replace"><text:span text:style-name="T124">https://www.heraldo.es/noticias/economia/2025/04/01/espanoles-reducen-visita-bares-inflacion-estudio-1812295.html</text:span></text:a></text:p>
      <text:p text:style-name="P125">https://www.abc.es/economia/desayunar-caro-alza-precio-cafe-chocolate-huevos-20250919121544-nt.html?ref=https%3A%2F%2Fwww.abc.es%2Feconomia%2Fdesayunar-caro-alza-precio-cafe-chocolate-huevos-20250919121544-nt.html%3Futm_source%3Dchatgpt.com&amp;utm</text:p>
      <text:p text:style-name="Normal"><text:a xlink:href="https://elpais.com/extra/grandes-empresas/2025-09-21/del-capricho-a-lo-sano-asi-estan-cambiando-los-habitos-de-compra.html" office:target-frame-name="_top" xlink:show="replace"><text:span text:style-name="T126">https://elpais.com/extra/grandes-empresas/2025-09-21/del-capricho-a-lo-sano-asi-estan-cambiando-los-habitos-de-compra.html</text:span></text:a></text:p>
      <text:p text:style-name="P127"/>
      <text:p text:style-name="P128"/>
      <text:p text:style-name="P129"/>
      <text:h text:style-name="Título1" text:outline-level="1"><text:bookmark-start text:name="_Toc209696359"/><text:bookmark-start text:name="_Toc209783242"/><text:soft-page-break/>Actividad propuesta 2<text:bookmark-end text:name="_Toc209696359"/><text:bookmark-end text:name="_Toc209783242"/></text:h>
      <text:p text:style-name="P130">Imagina que trabajas en una empresa de desarrollo de software que necesita implantar un sistema de gestión empresarial. El equipo tiene conocimientos en PHP y Python, y el presupuesto solo permite usar software libre (licencias GPL o AGPL).</text:p>
      <text:h text:style-name="Título3" text:outline-level="3"><text:bookmark-start text:name="_Toc209696360"/><text:bookmark-start text:name="_Toc209783243"/>1.Accede a la <text:a xlink:href="https://en.wikipedia.org/wiki/List_of_ERP_software_packages" office:target-frame-name="_top" xlink:show="replace"><text:span text:style-name="T131">lista de ERP y CRM</text:span></text:a>.<text:bookmark-end text:name="_Toc209696360"/><text:bookmark-end text:name="_Toc209783243"/></text:h>
      <text:h text:style-name="Título3" text:outline-level="3"><text:bookmark-start text:name="_Toc209696361"/><text:bookmark-start text:name="_Toc209783244"/>2.Selecciona tres ERP y dos CRM que cumplan las condiciones anteriores.<text:bookmark-end text:name="_Toc209696361"/><text:bookmark-end text:name="_Toc209783244"/></text:h>
      <text:h text:style-name="Título3" text:outline-level="3"><text:bookmark-start text:name="_Toc209696362"/><text:bookmark-start text:name="_Toc209783245"/>3.Para cada uno, elabora una ficha y completa la siguiente tabla con la información de cada uno:<text:bookmark-end text:name="_Toc209696362"/><text:bookmark-end text:name="_Toc209783245"/></text:h>
      <text:p text:style-name="P132">ERP</text:p>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ext:p text:style-name="P143"/>
            <text:p text:style-name="P144"><text:span text:style-name="T145">Software</text:span></text:p>
            <text:p text:style-name="P146"/>
          </table:table-cell>
          <table:table-cell table:style-name="TableCell147">
            <text:p text:style-name="P148">Lenguaje</text:p>
            <text:p text:style-name="P149"><text:span text:style-name="T150"><text:s/>y BD</text:span></text:p>
          </table:table-cell>
          <table:table-cell table:style-name="TableCell151">
            <text:p text:style-name="P152"><text:span text:style-name="T153">Licencia</text:span></text:p>
            <text:p text:style-name="P154"/>
          </table:table-cell>
          <table:table-cell table:style-name="TableCell155">
            <text:p text:style-name="P156"><text:span text:style-name="T157">Tamaño de empresa</text:span></text:p>
          </table:table-cell>
          <table:table-cell table:style-name="TableCell158">
            <text:p text:style-name="P159"><text:span text:style-name="T160">Punto fuerte</text:span></text:p>
          </table:table-cell>
          <table:table-cell table:style-name="TableCell161">
            <text:p text:style-name="P162"><text:span text:style-name="T163">Desventaja</text:span></text:p>
          </table:table-cell>
          <table:table-cell table:style-name="TableCell164">
            <text:p text:style-name="P165"><text:span text:style-name="T166">Ejemplo de uso real</text:span></text:p>
          </table:table-cell>
        </table:table-row>
        <table:table-row table:style-name="TableRow167">
          <table:table-cell table:style-name="TableCell168">
            <text:p text:style-name="P169"><text:span text:style-name="T170">Dolibarr</text:span></text:p>
          </table:table-cell>
          <table:table-cell table:style-name="TableCell171">
            <text:p text:style-name="P172">JavaScript,</text:p>
            <text:p text:style-name="P173"> PHP, </text:p>
            <text:p text:style-name="P174">MySQL o </text:p>
            <text:p text:style-name="P175">PostgreSQL</text:p>
          </table:table-cell>
          <table:table-cell table:style-name="TableCell176">
            <text:p text:style-name="P177">Licencia GPL versión 3</text:p>
          </table:table-cell>
          <table:table-cell table:style-name="TableCell178">
            <text:p text:style-name="P179">Para empresas de todos tamaños</text:p>
          </table:table-cell>
          <table:table-cell table:style-name="TableCell180">
            <text:p text:style-name="P181">Modularidad excepcional, tiene módulos integrados y personalizables</text:p>
          </table:table-cell>
          <table:table-cell table:style-name="TableCell182">
            <text:p text:style-name="P183">Escalabilidad limitada: No está diseñado para manejar operaciones complejas</text:p>
          </table:table-cell>
          <table:table-cell table:style-name="TableCell184">
            <text:p text:style-name="P185">Agencia Tributaria</text:p>
          </table:table-cell>
        </table:table-row>
        <table:table-row table:style-name="TableRow186">
          <table:table-cell table:style-name="TableCell187">
            <text:p text:style-name="P188">Odoo</text:p>
          </table:table-cell>
          <table:table-cell table:style-name="TableCell189">
            <text:p text:style-name="P190">JavaScript, </text:p>
            <text:p text:style-name="P191">Python, PostgreSQL</text:p>
          </table:table-cell>
          <table:table-cell table:style-name="TableCell192">
            <text:p text:style-name="P193">LGPLv3</text:p>
          </table:table-cell>
          <table:table-cell table:style-name="TableCell194">
            <text:p text:style-name="P195">Pequeñas empresas, start-ups y scale-ups</text:p>
          </table:table-cell>
          <table:table-cell table:style-name="TableCell196">
            <text:p text:style-name="P197">Es escalable. Odoo permite crecer al ritmo de la empresa</text:p>
          </table:table-cell>
          <table:table-cell table:style-name="TableCell198">
            <text:p text:style-name="P199">Con Odoo realizar una implantación tiene sus grados de dificultad</text:p>
          </table:table-cell>
          <table:table-cell table:style-name="TableCell200">
            <text:p text:style-name="P201">Toyota </text:p>
            <text:p text:style-name="P202"/>
          </table:table-cell>
        </table:table-row>
        <table:table-row table:style-name="TableRow203">
          <table:table-cell table:style-name="TableCell204">
            <text:p text:style-name="P205">Tryton</text:p>
          </table:table-cell>
          <table:table-cell table:style-name="TableCell206">
            <text:p text:style-name="P207">Python , PostgreSQL, </text:p>
            <text:p text:style-name="P208">GTK+ , </text:p>
            <text:p text:style-name="P209">JavaScript</text:p>
          </table:table-cell>
          <table:table-cell table:style-name="TableCell210">
            <text:p text:style-name="P211">Licencia GPL versión 3</text:p>
          </table:table-cell>
          <table:table-cell table:style-name="TableCell212">
            <text:p text:style-name="P213">Empresas de todos los tamaños<text:s/></text:p>
          </table:table-cell>
          <table:table-cell table:style-name="TableCell214">
            <text:p text:style-name="P215">Flexibilidad: la arquitectura modular permite adaptar el sistema a las necesidades especificas</text:p>
          </table:table-cell>
          <table:table-cell table:style-name="TableCell216">
            <text:p text:style-name="P217">Dificultad de aprendizaje por falta de documentación</text:p>
          </table:table-cell>
          <table:table-cell table:style-name="TableCell218">
            <text:p text:style-name="P219">Amida4</text:p>
          </table:table-cell>
        </table:table-row>
      </table:table>
      <text:p text:style-name="P220"/>
      <text:p text:style-name="P221"/>
      <text:p text:style-name="P222"/>
      <text:p text:style-name="P223"/>
      <text:p text:style-name="P224"/>
      <text:p text:style-name="P225"/>
      <text:soft-page-break/>
      <text:p text:style-name="P226">CRM</text:p>
      <table:table table:style-name="Table227">
        <table:table-columns>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 table:style-name="TableColumn234"/>
        </table:table-columns>
        <table:table-row table:style-name="TableRow235">
          <table:table-cell table:style-name="TableCell236">
            <text:p text:style-name="P237"/>
            <text:p text:style-name="P238"><text:span text:style-name="T239">Software</text:span></text:p>
            <text:p text:style-name="P240"/>
          </table:table-cell>
          <table:table-cell table:style-name="TableCell241">
            <text:p text:style-name="P242"><text:span text:style-name="T243">Lenguaje y BD</text:span></text:p>
          </table:table-cell>
          <table:table-cell table:style-name="TableCell244">
            <text:p text:style-name="P245"><text:span text:style-name="T246">Licencia</text:span></text:p>
            <text:p text:style-name="P247"/>
          </table:table-cell>
          <table:table-cell table:style-name="TableCell248">
            <text:p text:style-name="P249"><text:span text:style-name="T250">Tamaño de empresa</text:span></text:p>
          </table:table-cell>
          <table:table-cell table:style-name="TableCell251">
            <text:p text:style-name="P252"><text:span text:style-name="T253">Punto fuerte</text:span></text:p>
          </table:table-cell>
          <table:table-cell table:style-name="TableCell254">
            <text:p text:style-name="P255"><text:span text:style-name="T256">Desventaja</text:span></text:p>
          </table:table-cell>
          <table:table-cell table:style-name="TableCell257">
            <text:p text:style-name="P258"><text:span text:style-name="T259">Ejemplo de uso real</text:span></text:p>
          </table:table-cell>
        </table:table-row>
        <table:table-row table:style-name="TableRow260">
          <table:table-cell table:style-name="TableCell261">
            <text:p text:style-name="P262"><text:span text:style-name="T263">Zurmo</text:span></text:p>
          </table:table-cell>
          <table:table-cell table:style-name="TableCell264">
            <text:p text:style-name="P265">JavaScript,</text:p>
            <text:p text:style-name="P266"> PHP, </text:p>
            <text:p text:style-name="P267"><text:span text:style-name="T268">MySQL,</text:span><text:span text:style-name="T269"><text:s/></text:span><text:span text:style-name="T270">MariaDB, PostgreSQL</text:span></text:p>
            <text:p text:style-name="P271"/>
          </table:table-cell>
          <table:table-cell table:style-name="TableCell272">
            <text:p text:style-name="P273">AGPLv3</text:p>
          </table:table-cell>
          <table:table-cell table:style-name="TableCell274">
            <text:p text:style-name="P275">Pequeñas y medianas empresas</text:p>
          </table:table-cell>
          <table:table-cell table:style-name="TableCell276">
            <text:p text:style-name="P277">Gran flexibilidad</text:p>
          </table:table-cell>
          <table:table-cell table:style-name="TableCell278">
            <text:p text:style-name="P279">Integraciones limitadas de terceros</text:p>
          </table:table-cell>
          <table:table-cell table:style-name="TableCell280">
            <text:p text:style-name="P281"/>
          </table:table-cell>
        </table:table-row>
        <table:table-row table:style-name="TableRow282">
          <table:table-cell table:style-name="TableCell283">
            <text:p text:style-name="P284"><text:span text:style-name="T285">Pineboo</text:span></text:p>
          </table:table-cell>
          <table:table-cell table:style-name="TableCell286">
            <text:p text:style-name="P287"><text:span text:style-name="T288">Python,</text:span><text:span text:style-name="T289"><text:s/></text:span><text:span text:style-name="T290"> </text:span></text:p>
            <text:p text:style-name="P291">PostgreSQL , SQLite y en MySQL</text:p>
          </table:table-cell>
          <table:table-cell table:style-name="TableCell292">
            <text:p text:style-name="P293">GNU GPL</text:p>
          </table:table-cell>
          <table:table-cell table:style-name="TableCell294">
            <text:p text:style-name="P295">Pequeña y mediana empresa</text:p>
          </table:table-cell>
          <table:table-cell table:style-name="TableCell296">
            <text:p text:style-name="P297">Ofrece una arquitectura por capas que permite una fácil personalización y adaptación a las necesidades específicas de cada empresa.</text:p>
          </table:table-cell>
          <table:table-cell table:style-name="TableCell298">
            <text:p text:style-name="P299">Requiere conocimientos técnicos</text:p>
          </table:table-cell>
          <table:table-cell table:style-name="TableCell300">
            <text:p text:style-name="P301"/>
          </table:table-cell>
        </table:table-row>
      </table:table>
      <text:p text:style-name="P302"/>
      <text:h text:style-name="Título3" text:outline-level="3"><text:bookmark-start text:name="_Toc209696363"/><text:bookmark-start text:name="_Toc209783246"/>5.Elige cuál implantarías en tu empresa ficticia y redacta una conclusión (5–7 líneas) justificando tu elección.<text:bookmark-end text:name="_Toc209696363"/><text:bookmark-end text:name="_Toc209783246"/></text:h>
      <text:p text:style-name="P303">Para mi empresa ficticia elegiría Odoo porque está hecho en Python, un lenguaje que conozco, y usa PostgreSQL como base de datos, que también sé manejar. Además, Odoo es escalable, por lo que puede crecer junto con la empresa. Aunque realizar la implantación puede ser un poco difícil al principio, tiene muchos módulos que se pueden adaptar a lo que la empresa necesita.</text:p>
      <text:h text:style-name="Título3" text:outline-level="3"><text:bookmark-start text:name="_Toc209696364"/><text:bookmark-start text:name="_Toc209783247"/>6.Reflexiona brevemente (3–4 líneas): ¿qué impacto tendría en tu puesto de trabajo usar ese software? Piensa en tus conocimientos técnicos y en cómo tendrías que aprender a usarlo.<text:bookmark-end text:name="_Toc209696364"/><text:bookmark-end text:name="_Toc209783247"/></text:h>
      <text:p text:style-name="P304">Usar Odoo en mi puesto de trabajo me ayudaría a aplicar y mejorar mis conocimientos de Python y bases de datos PostgreSQL. Aunque tendría que aprender a manejar Odoo así como su instalación y funcionamiento que parece lo más tedioso y complicado, creo que sería una buena oportunidad para ganar experiencia con un software real usado en empresas.</text:p>
      <text:p text:style-name="P305"/>
      <text:p text:style-name="P306"/>
      <text:h text:style-name="Título2" text:outline-level="2"><text:bookmark-start text:name="_Toc209783248"/><text:soft-page-break/>Webgrafía<text:bookmark-end text:name="_Toc209783248"/></text:h>
      <text:p text:style-name="Normal"><text:a xlink:href="https://en.wikipedia.org/wiki/List_of_ERP_software_packages" office:target-frame-name="_top" xlink:show="replace"><text:span text:style-name="T307">https://en.wikipedia.org/wiki/List_of_ERP_software_packages</text:span></text:a></text:p>
      <text:p text:style-name="Normal"><text:a xlink:href="https://datascientest.com/es/todo-sobre-dolibarr" office:target-frame-name="_top" xlink:show="replace"><text:span text:style-name="T308">https://datascientest.com/es/todo-sobre-dolibarr</text:span></text:a></text:p>
      <text:p text:style-name="Normal"><text:a xlink:href="https://www.dolibarr.es/index.php/erp-dolibarr/casos-de-exito-dolibarr" office:target-frame-name="_top" xlink:show="replace"><text:span text:style-name="T309">https://www.dolibarr.es/index.php/erp-dolibarr/casos-de-exito-dolibarr</text:span></text:a><text:span text:style-name="T310"><text:s/></text:span></text:p>
      <text:p text:style-name="Normal"><text:a xlink:href="https://kaizenstep.com/categoria-erp/ventajas-y-desventajas-de-odoo/" office:target-frame-name="_top" xlink:show="replace"><text:span text:style-name="T311">https://kaizenstep.com/categoria-erp/ventajas-y-desventajas-de-odoo/</text:span></text:a></text:p>
      <text:p text:style-name="Normal"><text:a xlink:href="https://nanobytes.es/blog/empresas-que-utilizan-odoo-14#content-index-que-empresas-usan-odoo" office:target-frame-name="_top" xlink:show="replace"><text:span text:style-name="T312">https://nanobytes.es/blog/empresas-que-utilizan-odoo-14#content-index-que-empresas-usan-odoo</text:span></text:a></text:p>
      <text:p text:style-name="Normal"><text:a xlink:href="https://nanobytes.es/blog/odoo-vs-tryton-24#content-index-por-que-elegir-tryton" office:target-frame-name="_top" xlink:show="replace"><text:span text:style-name="T313">https://nanobytes.es/blog/odoo-vs-tryton-24#content-index-por-que-elegir-tryton</text:span></text:a></text:p>
      <text:p text:style-name="Normal"><text:a xlink:href="https://www.kopen.es/descubre-como-tryton-ha-centralizado-toda-la-gestion-de-amida4/" office:target-frame-name="_top" xlink:show="replace"><text:span text:style-name="T314">https://www.kopen.es/descubre-como-tryton-ha-centralizado-toda-la-gestion-de-amida4/</text:span></text:a></text:p>
      <text:p text:style-name="Normal"><text:a xlink:href="https://www.espocrm.com/open-source/zurmo/" office:target-frame-name="_top" xlink:show="replace"><text:span text:style-name="T315">https://www.espocrm.com/open-source/zurmo/</text:span></text:a></text:p>
      <text:p text:style-name="Normal"><text:a xlink:href="https://www.arsys.es/blog/zurmo-crm-cloud" office:target-frame-name="_top" xlink:show="replace"><text:span text:style-name="T316">https://www.arsys.es/blog/zurmo-crm-cloud</text:span></text:a></text:p>
      <text:p text:style-name="Normal"><text:a xlink:href="https://en.doel.web.id/zurmo-crm" office:target-frame-name="_top" xlink:show="replace"><text:span text:style-name="Hipervínculo">https://en.doel.web.id/zurmo-crm</text:span></text:a></text:p>
      <text:p text:style-name="Normal"><text:a xlink:href="https://es.wikipedia.org/wiki/Pineboo" office:target-frame-name="_top" xlink:show="replace"><text:span text:style-name="T317">https://es.wikipedia.org/wiki/Pineboo</text:span></text:a></text:p>
      <text:h text:style-name="Título1" text:outline-level="1">Actividad propuesta 3</text:h>
      <text:h text:style-name="Título1" text:outline-level="1">a) Tu empresa ficticia va a implantar Odoo y quiere entender cómo funciona su arquitectura modular y el patrón MVC en distintos módulos.</text:h>
      <text:p text:style-name="Normal"><text:span text:style-name="T318">Debes analizar </text:span><text:span text:style-name="T319">4 módulos distintos</text:span><text:span text:style-name="T320">:</text:span></text:p>
      <text:p text:style-name="P321">•Ventas</text:p>
      <text:p text:style-name="P322">•Inventario</text:p>
      <text:p text:style-name="P323">•Compras</text:p>
      <text:p text:style-name="P324">•Facturación</text:p>
      <text:p text:style-name="P325">Para cada módulo, responde de forma clara y concreta:</text:p>
      <text:h text:style-name="Título2" text:outline-level="2">1.Modelo</text:h>
      <text:p text:style-name="Normal"><text:span text:style-name="T326">•Indica </text:span><text:span text:style-name="T327">tres tipos de datos</text:span><text:span text:style-name="T328"> que se almacenarían en la base de datos PostgreSQL.</text:span></text:p>
      <text:h text:style-name="Título2" text:outline-level="2">2.Vista</text:h>
      <text:p text:style-name="Normal"><text:span text:style-name="T329">•Describe </text:span><text:span text:style-name="T330">dos elementos de interfaz</text:span><text:span text:style-name="T331"> (formulario, listado, calendario, informe, gráfico…) que vería el usuario y sus utilidades prácticas.</text:span></text:p>
      <text:p text:style-name="P332"/>
      <text:soft-page-break/>
      <text:h text:style-name="Título2" text:outline-level="2">3.Controlador</text:h>
      <text:p text:style-name="Normal"><text:span text:style-name="T333">•Señala </text:span><text:span text:style-name="T334">dos reglas de negocio</text:span><text:span text:style-name="T335"> que deberían aplicarse en el módulo y explica en 2–3 líneas qué problema resolverían. (Ejemplo: Ventas → no permitir confirmar un pedido si el cliente tiene facturas pendientes de pago.)</text:span></text:p>
      <text:h text:style-name="Título1" text:outline-level="1">Conclusión final:</text:h>
      <text:p text:style-name="Normal"><text:span text:style-name="T336">Redacta un texto de </text:span><text:span text:style-name="T337">5–6 líneas</text:span><text:span text:style-name="T338"> donde resumas:</text:span></text:p>
      <text:p text:style-name="P339">•Cómo el patrón MVC ayuda a mantener y personalizar los módulos.</text:p>
      <text:p text:style-name="Normal"><text:span text:style-name="T340">•Qué ventaja supone que todos compartan una </text:span><text:span text:style-name="T341">base de datos central</text:span><text:span text:style-name="T342">.</text:span></text:p>
      <text:h text:style-name="Título1" text:outline-level="1">b) Investiga en Internet las diferencias entre Odoo Community y Odoo Enterprise relacionadas con la arquitectura y los módulos.</text:h>
      <text:p text:style-name="P343">Redacta un informe breve (6–8 líneas) que incluya:</text:p>
      <text:p text:style-name="P344">•Qué diferencias has encontrado.</text:p>
      <text:p text:style-name="P345">•Por qué puede ser relevante para una pyme al tomar decisiones.</text:p>
      <text:p text:style-name="Normal"><text:span text:style-name="T346">•</text:span><text:span text:style-name="T347">Webgrafía consultada</text:span><text:span text:style-name="T348"> (mínimo 2 fuentes fiables).</text:span></text:p>
      <text:p text:style-name="P3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Roboto Regular" svg:font-family="Roboto Regular" style:font-family-generic="roman"/>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fo:font-weight="bold" style:font-weight-asian="bold" fo:color="#000000" fo:font-size="14pt" style:font-size-asian="14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Times New Roman" style:font-name-asian="Times New Roman" fo:font-weight="bold" style:font-weight-asian="bold" fo:color="#000000" style:font-size-complex="16pt" style:text-underline-type="single" style:text-underline-style="solid" style:text-underline-width="auto" style:text-underline-mode="continuous"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Times New Roman" style:font-name-asian="Times New Roman" fo:font-weight="bold" style:font-weight-asian="bold" fo:color="#000000"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fo:font-size="14pt" style:font-size-asian="14pt" style:font-size-complex="20pt"/>
    </style:style>
    <style:style style:name="Título2Car" style:display-name="Título 2 Car" style:family="text" style:parent-style-name="Fuentedepárrafopredeter.">
      <style:text-properties style:font-name="Times New Roman" style:font-name-asian="Times New Roman" style:font-name-complex="Times New Roman" fo:font-weight="bold" style:font-weight-asian="bold" fo:color="#000000" style:font-size-complex="16pt" style:text-underline-type="single" style:text-underline-style="solid" style:text-underline-width="auto" style:text-underline-mode="continuous" style:text-underline-color="font-color"/>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fo:color="#000000"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Sinespaciado" style:display-name="Sin espaciado" style:family="paragraph">
      <style:paragraph-properties fo:margin-bottom="0in" fo:line-height="100%"/>
      <style:text-properties style:font-name-asian="Times New Roman" style:letter-kerning="false" fo:font-size="11pt" style:font-size-asian="11pt" style:font-size-complex="11pt"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font-size="11pt" style:font-size-asian="11pt" style:font-size-complex="11pt" style:language-asian="es" style:country-asian="ES"/>
    </style:style>
    <style:style style:name="TítuloTDC" style:display-name="Título TDC" style:family="paragraph" style:parent-style-name="Título1" style:next-style-name="Normal" style:default-outline-level="1">
      <style:paragraph-properties fo:margin-top="0.1666in" fo:margin-bottom="0in" fo:line-height="104%"/>
      <style:text-properties style:font-name="Calibri Light" fo:font-weight="normal" style:font-weight-asian="normal" fo:color="#2F5496" style:letter-kerning="false"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Menciónsinresolver" style:display-name="Mención sin resolver" style:family="text" style:parent-style-name="Fuentedepárrafopredeter.">
      <style:text-properties fo:color="#605E5C" fo:background-color="#E1DFDD"/>
    </style:style>
    <style:style style:name="TDC3" style:display-name="TD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fill-image draw:name="a5" xlink:href="media/image1.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fo:color="#8C8C8C"/>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office:automatic-styles>
  <office:master-styles>
    <style:master-page style:name="MP0" style:page-layout-name="PL0">
      <style:footer>
        <text:p text:style-name="Piedepágina"/>
      </style:footer>
    </style:master-page>
    <style:master-page style:next-style-name="MP0" style:name="MPF0" style:page-layout-name="PL0">
      <style:footer>
        <text:p text:style-name="Piedepágina"><draw:g draw:z-index="251659264" draw:name="Grupo 1" draw:id="id4" draw:style-name="a3" text:anchor-type="paragraph"><svg:title/><svg:desc/><draw:frame draw:id="id0" draw:style-name="a0" draw:name="Text Box 25" svg:x="7.47454in" svg:y="0.00833in" svg:width="0.45596in" svg:height="0.2in" style:rel-width="scale" style:rel-height="scale"><draw:text-box><text:p text:style-name="P2"><text:span text:style-name="T3"><text:page-number text:fixed="false">2</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6) translate(3.80369in 0.07986in)" draw:name="AutoShape 28"><svg:title/><svg:desc/></draw:connector></draw:g></draw:g></text:p>
      </style:footer>
    </style:master-page>
    <style:master-page style:name="MP1" style:page-layout-name="PL1">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09-23T12:27:00Z</meta:creation-date>
    <dc:date>2025-10-03T12:23:00Z</dc:date>
    <meta:template xlink:href="Normal.dotm" xlink:type="simple"/>
    <meta:editing-cycles>9</meta:editing-cycles>
    <meta:editing-duration>PT9780S</meta:editing-duration>
    <meta:document-statistic meta:page-count="9" meta:paragraph-count="26" meta:word-count="2068" meta:character-count="13421" meta:row-count="94" meta:non-whitespace-character-count="11379"/>
  </office:meta>
</office:document-meta>
</file>